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538cm"/>
    </style:style>
    <style:style style:name="co2" style:family="table-column">
      <style:table-column-properties fo:break-before="auto" style:column-width="2.993cm"/>
    </style:style>
    <style:style style:name="co3" style:family="table-column">
      <style:table-column-properties fo:break-before="auto" style:column-width="3.859cm"/>
    </style:style>
    <style:style style:name="co4" style:family="table-column">
      <style:table-column-properties fo:break-before="auto" style:column-width="2.628cm"/>
    </style:style>
    <style:style style:name="co5" style:family="table-column">
      <style:table-column-properties fo:break-before="auto" style:column-width="1.677cm"/>
    </style:style>
    <style:style style:name="co6" style:family="table-column">
      <style:table-column-properties fo:break-before="auto" style:column-width="1.342cm"/>
    </style:style>
    <style:style style:name="co7" style:family="table-column">
      <style:table-column-properties fo:break-before="auto" style:column-width="2.461cm"/>
    </style:style>
    <style:style style:name="co8" style:family="table-column">
      <style:table-column-properties fo:break-before="auto" style:column-width="2.487cm"/>
    </style:style>
    <style:style style:name="co9" style:family="table-column">
      <style:table-column-properties fo:break-before="auto" style:column-width="2.014cm"/>
    </style:style>
    <style:style style:name="co10" style:family="table-column">
      <style:table-column-properties fo:break-before="auto" style:column-width="3.3cm"/>
    </style:style>
    <style:style style:name="co11" style:family="table-column">
      <style:table-column-properties fo:break-before="auto" style:column-width="1.819cm"/>
    </style:style>
    <style:style style:name="co12" style:family="table-column">
      <style:table-column-properties fo:break-before="auto" style:column-width="1.566cm"/>
    </style:style>
    <style:style style:name="co13" style:family="table-column">
      <style:table-column-properties fo:break-before="auto" style:column-width="1.873cm"/>
    </style:style>
    <style:style style:name="co14" style:family="table-column">
      <style:table-column-properties fo:break-before="auto" style:column-width="2.741cm"/>
    </style:style>
    <style:style style:name="co15" style:family="table-column">
      <style:table-column-properties fo:break-before="auto" style:column-width="2.685cm"/>
    </style:style>
    <style:style style:name="co16" style:family="table-column">
      <style:table-column-properties fo:break-before="auto" style:column-width="2.602cm"/>
    </style:style>
    <style:style style:name="co17" style:family="table-column">
      <style:table-column-properties fo:break-before="auto" style:column-width="2.769cm"/>
    </style:style>
    <style:style style:name="co18" style:family="table-column">
      <style:table-column-properties fo:break-before="auto" style:column-width="4.055cm"/>
    </style:style>
    <style:style style:name="co19" style:family="table-column">
      <style:table-column-properties fo:break-before="auto" style:column-width="2.798cm"/>
    </style:style>
    <style:style style:name="co20" style:family="table-column">
      <style:table-column-properties fo:break-before="auto" style:column-width="2.293cm"/>
    </style:style>
    <style:style style:name="co21" style:family="table-column">
      <style:table-column-properties fo:break-before="auto" style:column-width="2.517cm"/>
    </style:style>
    <style:style style:name="co22" style:family="table-column">
      <style:table-column-properties fo:break-before="auto" style:column-width="2.656cm"/>
    </style:style>
    <style:style style:name="co23" style:family="table-column">
      <style:table-column-properties fo:break-before="auto" style:column-width="2.574cm"/>
    </style:style>
    <style:style style:name="co24" style:family="table-column">
      <style:table-column-properties fo:break-before="auto" style:column-width="1.649cm"/>
    </style:style>
    <style:style style:name="co25" style:family="table-column">
      <style:table-column-properties fo:break-before="auto" style:column-width="1.958cm"/>
    </style:style>
    <style:style style:name="co26" style:family="table-column">
      <style:table-column-properties fo:break-before="auto" style:column-width="2.09cm"/>
    </style:style>
    <style:style style:name="co27" style:family="table-column">
      <style:table-column-properties fo:break-before="auto" style:column-width="2.097cm"/>
    </style:style>
    <style:style style:name="co28" style:family="table-column">
      <style:table-column-properties fo:break-before="auto" style:column-width="2.713cm"/>
    </style:style>
    <style:style style:name="co29" style:family="table-column">
      <style:table-column-properties fo:break-before="auto" style:column-width="2.258cm"/>
    </style:style>
    <style:style style:name="co30" style:family="table-column">
      <style:table-column-properties fo:break-before="auto" style:column-width="6.174cm"/>
    </style:style>
    <style:style style:name="ro1" style:family="table-row">
      <style:table-row-properties style:row-height="2.89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543cm" fo:break-before="auto" style:use-optimal-row-height="true"/>
    </style:style>
    <style:style style:name="ta1" style:family="table" style:master-page-name="PageStyle_5f_tableau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c5e0b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Normal_20_2" style:data-style-name="N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WorksheetAlignementStyle" style:data-style-name="N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cm" style:writing-mode="page"/>
    </style:style>
    <style:style style:name="ce6" style:family="table-cell" style:parent-style-name="WorksheetAlignementStyle" style:data-style-name="N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fo:border="0.74pt solid #000000" style:rotation-align="none">
        <loext:background-complex-color loext:theme-type="light1" loext:color-type="theme"/>
      </style:table-cell-properties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Neutr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</style:style>
    <style:style style:name="ce11" style:family="table-cell" style:parent-style-name="Default">
      <style:table-cell-properties fo:background-color="#c5e0b4" style:diagonal-bl-tr="none" style:diagonal-tl-br="none" fo:border="0.74pt solid #000000" style:rotation-align="none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fo:background-color="#ffffff" style:diagonal-bl-tr="none" style:diagonal-tl-br="none" fo:border="0.74pt solid #000000" style:rotation-align="none">
        <loext:background-complex-color loext:theme-type="light1" loext:color-type="theme"/>
      </style:table-cell-properties>
    </style:style>
    <style:style style:name="ce1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cm" style:writing-mode="page"/>
    </style:style>
    <style:style style:name="ce14" style:family="table-cell" style:parent-style-name="Default">
      <style:table-cell-properties fo:background-color="#cc99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fo:background-color="#ffffff" style:diagonal-bl-tr="none" style:diagonal-tl-br="none" fo:border="0.74pt solid #000000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 style:data-style-name="N0">
      <style:table-cell-properties fo:background-color="#ffffff" style:diagonal-bl-tr="none" style:diagonal-tl-br="none" fo:border="0.74pt solid #000000" style:rotation-align="none">
        <loext:background-complex-color loext:theme-type="light1" loext:color-type="theme"/>
      </style:table-cell-properties>
    </style:style>
    <style:style style:name="ce18" style:family="table-cell" style:parent-style-name="Default" style:data-style-name="N3">
      <style:table-cell-properties fo:background-color="#ffffff" style:diagonal-bl-tr="none" style:diagonal-tl-br="none" fo:border="0.74pt solid #000000" style:rotation-align="none">
        <loext:background-complex-color loext:theme-type="light1" loext:color-type="theme"/>
      </style:table-cell-properties>
    </style:style>
    <style:style style:name="ce1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20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ed7d31" style:diagonal-bl-tr="none" style:diagonal-tl-br="none" fo:border="0.74pt solid #000000" style:rotation-align="none">
        <loext:background-complex-color loext:theme-type="accent2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fo:background-color="#ffe699" style:diagonal-bl-tr="none" style:diagonal-tl-br="none" fo:border="0.74pt solid #000000" style:rotation-align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3" style:family="table-cell" style:parent-style-name="Default">
      <style:table-cell-properties fo:background-color="#ffffff" style:diagonal-bl-tr="none" style:diagonal-tl-br="none" fo:border="0.74pt solid #000000" style:rotation-align="none">
        <loext:background-complex-color loext:theme-type="light1" loext:color-type="theme"/>
      </style:table-cell-properties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 style:data-style-name="N136">
      <style:table-cell-properties fo:background-color="#ffffff" style:diagonal-bl-tr="none" style:diagonal-tl-br="none" fo:border="0.74pt solid #000000" style:rotation-align="none">
        <loext:background-complex-color loext:theme-type="light1" loext:color-type="theme"/>
      </style:table-cell-properties>
    </style:style>
    <style:style style:name="ce26" style:family="table-cell" style:parent-style-name="Default">
      <style:table-cell-properties fo:background-color="#b4c7e7" style:diagonal-bl-tr="none" style:diagonal-tl-br="none" fo:border="0.74pt solid #000000" style:rotation-align="none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>
      <style:table-cell-properties fo:background-color="#b4c7e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>
      <style:table-cell-properties fo:background-color="#e7e6e6" style:diagonal-bl-tr="none" style:diagonal-tl-br="none" fo:border="0.74pt solid #000000" style:rotation-align="none">
        <loext:background-complex-color loext:theme-type="light2" loext:color-type="theme"/>
      </style:table-cell-properties>
    </style:style>
    <style:style style:name="ce29" style:family="table-cell" style:parent-style-name="Default">
      <style:table-cell-properties fo:background-color="#ffffff" style:diagonal-bl-tr="none" style:diagonal-tl-br="none" fo:border="0.74pt solid #000000" style:rotation-align="none">
        <loext:background-complex-color loext:theme-type="light1" loext:color-type="theme"/>
      </style:table-cell-properties>
      <style:text-properties fo:color="#afabab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ce30" style:family="table-cell" style:parent-style-name="Default">
      <style:table-cell-properties fo:background-color="#e7e6e6" style:diagonal-bl-tr="none" style:diagonal-tl-br="none" fo:border="0.74pt solid #000000" style:rotation-align="none">
        <loext:background-complex-color loext:theme-type="light2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>
      <style:table-cell-properties fo:background-color="#ff66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8"/>
        <table:table-column table:style-name="co3" table:default-cell-style-name="ce12"/>
        <table:table-column table:style-name="co4" table:default-cell-style-name="ce15"/>
        <table:table-column table:style-name="co5" table:default-cell-style-name="ce12"/>
        <table:table-column table:style-name="co6" table:default-cell-style-name="ce12"/>
        <table:table-column table:style-name="co4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2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3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4" table:default-cell-style-name="ce12"/>
        <table:table-column table:style-name="co20" table:default-cell-style-name="ce12"/>
        <table:table-column table:style-name="co21" table:default-cell-style-name="ce15"/>
        <table:table-column table:style-name="co22" table:default-cell-style-name="ce12"/>
        <table:table-column table:style-name="co23" table:default-cell-style-name="ce12"/>
        <table:table-column table:style-name="co15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12"/>
        <table:table-column table:style-name="co28" table:default-cell-style-name="ce12"/>
        <table:table-column table:style-name="co26" table:default-cell-style-name="ce33"/>
        <table:table-column table:style-name="co26" table:number-columns-repeated="16338" table:default-cell-style-name="Default"/>
        <table:table-row table:style-name="ro1">
          <table:table-cell table:style-name="ce1" office:value-type="string" calcext:value-type="string">
            <text:p>IPP</text:p>
          </table:table-cell>
          <table:table-cell table:style-name="ce11" office:value-type="string" calcext:value-type="string">
            <text:p>mater origine</text:p>
          </table:table-cell>
          <table:table-cell table:style-name="ce11" office:value-type="string" calcext:value-type="string">
            <text:p>patho prescription</text:p>
          </table:table-cell>
          <table:table-cell table:style-name="ce14" office:value-type="string" calcext:value-type="string">
            <text:p>age au DDG</text:p>
          </table:table-cell>
          <table:table-cell table:style-name="ce14" office:value-type="string" calcext:value-type="string">
            <text:p>parité</text:p>
          </table:table-cell>
          <table:table-cell table:style-name="ce14" office:value-type="string" calcext:value-type="string">
            <text:p>IMC</text:p>
          </table:table-cell>
          <table:table-cell table:style-name="ce14" office:value-type="string" calcext:value-type="string">
            <text:p>spont/PMA</text:p>
          </table:table-cell>
          <table:table-cell table:style-name="ce14" office:value-type="string" calcext:value-type="string">
            <text:p>gem</text:p>
          </table:table-cell>
          <table:table-cell table:style-name="ce14" office:value-type="string" calcext:value-type="string">
            <text:p>ATCD </text:p>
          </table:table-cell>
          <table:table-cell table:style-name="ce14" office:value-type="string" calcext:value-type="string">
            <text:p>Diabete</text:p>
          </table:table-cell>
          <table:table-cell table:style-name="ce14" office:value-type="string" calcext:value-type="string">
            <text:p>patho associé</text:p>
          </table:table-cell>
          <table:table-cell table:style-name="ce21" office:value-type="string" calcext:value-type="string">
            <text:p>terme d'entrée</text:p>
          </table:table-cell>
          <table:table-cell table:style-name="ce21" office:value-type="string" calcext:value-type="string">
            <text:p>nb RCF</text:p>
          </table:table-cell>
          <table:table-cell table:style-name="ce21" office:value-type="string" calcext:value-type="string">
            <text:p>nb EF</text:p>
          </table:table-cell>
          <table:table-cell table:style-name="ce21" office:value-type="string" calcext:value-type="string">
            <text:p>nb BVR</text:p>
          </table:table-cell>
          <table:table-cell table:style-name="ce22" office:value-type="string" calcext:value-type="string">
            <text:p>echo entrée</text:p>
          </table:table-cell>
          <table:table-cell table:style-name="ce22" office:value-type="string" calcext:value-type="string">
            <text:p>traitement entrée</text:p>
          </table:table-cell>
          <table:table-cell table:style-name="ce22" office:value-type="string" calcext:value-type="string">
            <text:p>BVR entrée</text:p>
          </table:table-cell>
          <table:table-cell table:style-name="ce24" office:value-type="string" calcext:value-type="string">
            <text:p>prot entree</text:p>
          </table:table-cell>
          <table:table-cell table:style-name="ce22" office:value-type="string" calcext:value-type="string">
            <text:p>Classification patho</text:p>
          </table:table-cell>
          <table:table-cell table:style-name="ce26" office:value-type="string" calcext:value-type="string">
            <text:p>terme sortie</text:p>
          </table:table-cell>
          <table:table-cell table:style-name="ce26" office:value-type="string" calcext:value-type="string">
            <text:p>ajout patho</text:p>
          </table:table-cell>
          <table:table-cell table:style-name="ce26" office:value-type="string" calcext:value-type="string">
            <text:p>issue</text:p>
          </table:table-cell>
          <table:table-cell table:style-name="ce26" office:value-type="string" calcext:value-type="string">
            <text:p>durée HAD</text:p>
          </table:table-cell>
          <table:table-cell table:style-name="ce27" office:value-type="string" calcext:value-type="string">
            <text:p>NB evenements</text:p>
            <text:p> intercurrents</text:p>
          </table:table-cell>
          <table:table-cell table:style-name="ce26" office:value-type="string" calcext:value-type="string">
            <text:p>echo sortie</text:p>
          </table:table-cell>
          <table:table-cell table:style-name="ce26" office:value-type="string" calcext:value-type="string">
            <text:p>Traitement sortie</text:p>
          </table:table-cell>
          <table:table-cell table:style-name="ce27" office:value-type="string" calcext:value-type="string">
            <text:p>BVR </text:p>
            <text:p>sortie</text:p>
          </table:table-cell>
          <table:table-cell table:style-name="ce31" office:value-type="string" calcext:value-type="string">
            <text:p>prot </text:p>
            <text:p>Fin</text:p>
          </table:table-cell>
          <table:table-cell table:style-name="ce32" office:value-type="string" calcext:value-type="string">
            <text:p>motif </text:p>
            <text:p>rehospi</text:p>
          </table:table-cell>
          <table:table-cell table:style-name="ce32" office:value-type="string" calcext:value-type="string">
            <text:p>terme </text:p>
            <text:p>acct</text:p>
          </table:table-cell>
          <table:table-cell table:style-name="ce32" office:value-type="string" calcext:value-type="string">
            <text:p>motif </text:p>
            <text:p>declanchement</text:p>
          </table:table-cell>
          <table:table-cell table:style-name="ce32" office:value-type="string" calcext:value-type="string">
            <text:p>delai hospit</text:p>
            <text:p>/acc</text:p>
          </table:table-cell>
          <table:table-cell table:number-columns-repeated="16338"/>
        </table:table-row>
        <table:table-row table:style-name="ro2">
          <table:table-cell office:value-type="float" office:value="517489" calcext:value-type="float">
            <text:p>517489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GID</text:p>
          </table:table-cell>
          <table:table-cell/>
          <table:table-cell table:formula="of:=29+5/7" office:value-type="float" office:value="29.7142857142857" calcext:value-type="float">
            <text:p>29.71428571428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7+6/7" office:value-type="float" office:value="37.8571428571429" calcext:value-type="float">
            <text:p>37.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rosomi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patho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office:value-type="float" office:value="38" calcext:value-type="float">
            <text:p>38</text:p>
          </table:table-cell>
          <table:table-cell table:style-name="ce13" office:value-type="string" calcext:value-type="string">
            <text:p>ano BIO</text:p>
          </table:table-cell>
          <table:table-cell table:formula="of:=([.AE2]-[.U2])*7" office:value-type="float" office:value="1.00000000000002" calcext:value-type="float">
            <text:p>1.00000000000002</text:p>
          </table:table-cell>
          <table:table-cell table:number-columns-repeated="16338"/>
        </table:table-row>
        <table:table-row table:style-name="ro2">
          <table:table-cell office:value-type="float" office:value="407217" calcext:value-type="float">
            <text:p>407217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BIBI</text:p>
          </table:table-cell>
          <table:table-cell/>
          <table:table-cell office:value-type="string" calcext:value-type="string">
            <text:p>DGID</text:p>
          </table:table-cell>
          <table:table-cell/>
          <table:table-cell table:formula="of:=28+2/7" office:value-type="float" office:value="28.2857142857143" calcext:value-type="float">
            <text:p>28.28571428571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7+4/7" office:value-type="float" office:value="37.5714285714286" calcext:value-type="float">
            <text:p>37.571428571428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patho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IBI</text:p>
          </table:table-cell>
          <table:table-cell table:formula="of:=([.AE3]-[.U3])*7" office:value-type="float" office:value="3.00000000000001" calcext:value-type="float">
            <text:p>3.00000000000001</text:p>
          </table:table-cell>
          <table:table-cell table:number-columns-repeated="16338"/>
        </table:table-row>
        <table:table-row table:style-name="ro2">
          <table:table-cell table:style-name="ce3" office:value-type="float" office:value="512431" calcext:value-type="float">
            <text:p>512431</text:p>
          </table:table-cell>
          <table:table-cell table:style-name="ce12" office:value-type="string" calcext:value-type="string">
            <text:p>argenteuil</text:p>
          </table:table-cell>
          <table:table-cell office:value-type="string" calcext:value-type="string">
            <text:p>HTAc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GID</text:p>
          </table:table-cell>
          <table:table-cell/>
          <table:table-cell table:formula="of:=32+2/7" office:value-type="float" office:value="32.2857142857143" calcext:value-type="float">
            <text:p>32.28571428571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mois</text:p>
          </table:table-cell>
          <table:table-cell office:value-type="string" calcext:value-type="string">
            <text:p>macrosomie</text:p>
          </table:table-cell>
          <table:table-cell table:style-name="ce12" office:value-type="string" calcext:value-type="string">
            <text:p>aucu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8+4/7" office:value-type="float" office:value="38.5714285714286" calcext:value-type="float">
            <text:p>38.571428571428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 office:value-type="float" office:value="22" calcext:value-type="float">
            <text:p>22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GID</text:p>
          </table:table-cell>
          <table:table-cell table:formula="of:=([.AE4]-[.U4])*7" office:value-type="float" office:value="3.00000000000001" calcext:value-type="float">
            <text:p>3.00000000000001</text:p>
          </table:table-cell>
          <table:table-cell table:number-columns-repeated="16338"/>
        </table:table-row>
        <table:table-row table:style-name="ro2">
          <table:table-cell office:value-type="float" office:value="509004" calcext:value-type="float">
            <text:p>509004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HTAc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GID</text:p>
          </table:table-cell>
          <table:table-cell/>
          <table:table-cell table:formula="of:=31+1/7" office:value-type="float" office:value="31.1428571428571" calcext:value-type="float">
            <text:p>31.14285714285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8+3/7" office:value-type="float" office:value="38.4285714285714" calcext:value-type="float">
            <text:p>38.428571428571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rosomi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table:formula="of:=38+4/7" office:value-type="float" office:value="38.5714285714286" calcext:value-type="float">
            <text:p>38.5714285714286</text:p>
          </table:table-cell>
          <table:table-cell office:value-type="string" calcext:value-type="string">
            <text:p>DGID desequ</text:p>
          </table:table-cell>
          <table:table-cell table:formula="of:=([.AE5]-[.U5])*7" office:value-type="float" office:value="0.999999999999972" calcext:value-type="float">
            <text:p>0.999999999999972</text:p>
          </table:table-cell>
          <table:table-cell table:number-columns-repeated="16338"/>
        </table:table-row>
        <table:table-row table:style-name="ro2">
          <table:table-cell office:value-type="float" office:value="514559" calcext:value-type="float">
            <text:p>514559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HTAc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GID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8+5/7" office:value-type="float" office:value="38.7142857142857" calcext:value-type="float">
            <text:p>38.714285714285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rosomi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GID desequ</text:p>
          </table:table-cell>
          <table:table-cell table:formula="of:=([.AE6]-[.U6])*7" office:value-type="float" office:value="1.99999999999999" calcext:value-type="float">
            <text:p>1.99999999999999</text:p>
          </table:table-cell>
          <table:table-cell table:number-columns-repeated="16338"/>
        </table:table-row>
        <table:table-row table:style-name="ro2">
          <table:table-cell office:value-type="float" office:value="520148" calcext:value-type="float">
            <text:p>520148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HTAc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T2</text:p>
          </table:table-cell>
          <table:table-cell/>
          <table:table-cell table:formula="of:=30+4/7" office:value-type="float" office:value="30.5714285714286" calcext:value-type="float">
            <text:p>30.57142857142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8+4/7" office:value-type="float" office:value="38.5714285714286" calcext:value-type="float">
            <text:p>38.571428571428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table:formula="of:=39+2/7" office:value-type="float" office:value="39.2857142857143" calcext:value-type="float">
            <text:p>39.2857142857143</text:p>
          </table:table-cell>
          <table:table-cell office:value-type="string" calcext:value-type="string">
            <text:p>DGID desequ</text:p>
          </table:table-cell>
          <table:table-cell table:formula="of:=([.AE7]-[.U7])*7" office:value-type="float" office:value="5.00000000000001" calcext:value-type="float">
            <text:p>5.00000000000001</text:p>
          </table:table-cell>
          <table:table-cell table:number-columns-repeated="16338"/>
        </table:table-row>
        <table:table-row table:style-name="ro2">
          <table:table-cell table:style-name="ce4" office:value-type="float" office:value="524742" calcext:value-type="float">
            <text:p>524742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office:value-type="string" calcext:value-type="string">
            <text:p>DT2</text:p>
          </table:table-cell>
          <table:table-cell/>
          <table:table-cell table:formula="of:=32+6/7" office:value-type="float" office:value="32.8571428571429" calcext:value-type="float">
            <text:p>32.85714285714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8+5/7" office:value-type="float" office:value="38.7142857142857" calcext:value-type="float">
            <text:p>38.714285714285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office:value-type="float" office:value="39" calcext:value-type="float">
            <text:p>39</text:p>
          </table:table-cell>
          <table:table-cell table:style-name="ce13" office:value-type="string" calcext:value-type="string">
            <text:p>DGID + HTA</text:p>
          </table:table-cell>
          <table:table-cell table:formula="of:=([.AE8]-[.U8])*7" office:value-type="float" office:value="1.99999999999999" calcext:value-type="float">
            <text:p>1.99999999999999</text:p>
          </table:table-cell>
          <table:table-cell table:number-columns-repeated="16338"/>
        </table:table-row>
        <table:table-row table:style-name="ro2">
          <table:table-cell office:value-type="float" office:value="426355" calcext:value-type="float">
            <text:p>426355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office:value-type="string" calcext:value-type="string">
            <text:p>DT2</text:p>
          </table:table-cell>
          <table:table-cell/>
          <table:table-cell table:formula="of:=34+1/7" office:value-type="float" office:value="34.1428571428571" calcext:value-type="float">
            <text:p>34.14285714285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aucu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8+6/7" office:value-type="float" office:value="38.8571428571429" calcext:value-type="float">
            <text:p>38.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T2 +HTA</text:p>
          </table:table-cell>
          <table:table-cell table:formula="of:=([.AE9]-[.U9])*7" office:value-type="float" office:value="1.00000000000002" calcext:value-type="float">
            <text:p>1.00000000000002</text:p>
          </table:table-cell>
          <table:table-cell table:number-columns-repeated="16338"/>
        </table:table-row>
        <table:table-row table:style-name="ro2">
          <table:table-cell table:style-name="ce4" office:value-type="float" office:value="472809" calcext:value-type="float">
            <text:p>472809</text:p>
          </table:table-cell>
          <table:table-cell table:style-name="ce12" office:value-type="string" calcext:value-type="string">
            <text:p>argenteuil</text:p>
          </table:table-cell>
          <table:table-cell office:value-type="string" calcext:value-type="string">
            <text:p>HTAc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/>
          <table:table-cell office:value-type="string" calcext:value-type="string">
            <text:p>DT2</text:p>
          </table:table-cell>
          <table:table-cell/>
          <table:table-cell table:formula="of:=30+6/7" office:value-type="float" office:value="30.8571428571429" calcext:value-type="float">
            <text:p>30.85714285714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/mois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7+6/7" office:value-type="float" office:value="37.8571428571429" calcext:value-type="float">
            <text:p>37.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 office:value-type="float" office:value="51" calcext:value-type="float">
            <text:p>51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table:formula="of:=38+2/7" office:value-type="float" office:value="38.2857142857143" calcext:value-type="float">
            <text:p>38.2857142857143</text:p>
          </table:table-cell>
          <table:table-cell office:value-type="string" calcext:value-type="string">
            <text:p>DT2 +HTA</text:p>
          </table:table-cell>
          <table:table-cell table:formula="of:=([.AE10]-[.U10])*7" office:value-type="float" office:value="3.00000000000001" calcext:value-type="float">
            <text:p>3.00000000000001</text:p>
          </table:table-cell>
          <table:table-cell table:number-columns-repeated="16338"/>
        </table:table-row>
        <table:table-row table:style-name="ro2">
          <table:table-cell table:style-name="ce4" office:value-type="float" office:value="525863" calcext:value-type="float">
            <text:p>525863</text:p>
          </table:table-cell>
          <table:table-cell table:style-name="ce12" office:value-type="string" calcext:value-type="string">
            <text:p>argenteuil</text:p>
          </table:table-cell>
          <table:table-cell office:value-type="string" calcext:value-type="string">
            <text:p>HTAc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table:style-name="ce13"/>
          <table:table-cell/>
          <table:table-cell table:formula="of:=32+3/7" office:value-type="float" office:value="32.4285714285714" calcext:value-type="float">
            <text:p>32.42857142857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mois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8+2/7" office:value-type="float" office:value="38.2857142857143" calcext:value-type="float">
            <text:p>38.285714285714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 office:value-type="float" office:value="57" calcext:value-type="float">
            <text:p>57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table:formula="of:=38+3/7" office:value-type="float" office:value="38.4285714285714" calcext:value-type="float">
            <text:p>38.4285714285714</text:p>
          </table:table-cell>
          <table:table-cell office:value-type="string" calcext:value-type="string">
            <text:p>DT2 +HTA</text:p>
          </table:table-cell>
          <table:table-cell table:formula="of:=([.AE11]-[.U11])*7" office:value-type="float" office:value="1.00000000000002" calcext:value-type="float">
            <text:p>1.00000000000002</text:p>
          </table:table-cell>
          <table:table-cell table:number-columns-repeated="16338"/>
        </table:table-row>
        <table:table-row table:style-name="ro2">
          <table:table-cell table:style-name="ce5" office:value-type="float" office:value="518824" calcext:value-type="float">
            <text:p>518824</text:p>
          </table:table-cell>
          <table:table-cell table:style-name="ce12" office:value-type="string" calcext:value-type="string">
            <text:p>argenteuil</text:p>
          </table:table-cell>
          <table:table-cell office:value-type="string" calcext:value-type="string">
            <text:p>HTAg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DGNID</text:p>
          </table:table-cell>
          <table:table-cell/>
          <table:table-cell table:formula="of:=32+2/7" office:value-type="float" office:value="32.2857142857143" calcext:value-type="float">
            <text:p>32.28571428571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/mois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8+2/7" office:value-type="float" office:value="38.2857142857143" calcext:value-type="float">
            <text:p>38.285714285714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 office:value-type="float" office:value="59" calcext:value-type="float">
            <text:p>59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table:formula="of:=38+5/7" office:value-type="float" office:value="38.7142857142857" calcext:value-type="float">
            <text:p>38.7142857142857</text:p>
          </table:table-cell>
          <table:table-cell office:value-type="string" calcext:value-type="string">
            <text:p>DT2 +HTA</text:p>
          </table:table-cell>
          <table:table-cell table:formula="of:=([.AE12]-[.U12])*7" office:value-type="float" office:value="3.00000000000001" calcext:value-type="float">
            <text:p>3.00000000000001</text:p>
          </table:table-cell>
          <table:table-cell table:number-columns-repeated="16338"/>
        </table:table-row>
        <table:table-row table:style-name="ro3">
          <table:table-cell office:value-type="float" office:value="432835" calcext:value-type="float">
            <text:p>432835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office:value-type="string" calcext:value-type="string">
            <text:p>DGNID</text:p>
          </table:table-cell>
          <table:table-cell/>
          <table:table-cell table:formula="of:=28+1/7" office:value-type="float" office:value="28.1428571428571" calcext:value-type="float">
            <text:p>28.14285714285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table:formula="of:=38+2/7" office:value-type="float" office:value="38.2857142857143" calcext:value-type="float">
            <text:p>38.2857142857143</text:p>
          </table:table-cell>
          <table:table-cell table:style-name="ce13" office:value-type="string" calcext:value-type="string">
            <text:p>fenetre </text:p>
            <text:p>therapeutique</text:p>
          </table:table-cell>
          <table:table-cell table:formula="of:=([.AE13]-[.U13])*7" office:value-type="float" office:value="1.99999999999999" calcext:value-type="float">
            <text:p>1.99999999999999</text:p>
          </table:table-cell>
          <table:table-cell table:number-columns-repeated="16338"/>
        </table:table-row>
        <table:table-row table:style-name="ro4">
          <table:table-cell office:value-type="string" calcext:value-type="string">
            <text:p/>
            <text:p>423828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table:number-columns-repeated="2"/>
          <table:table-cell table:formula="of:=29+1/7" office:value-type="float" office:value="29.1428571428571" calcext:value-type="float">
            <text:p>29.142857142857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8+5/7" office:value-type="float" office:value="38.7142857142857" calcext:value-type="float">
            <text:p>38.714285714285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TA</text:p>
          </table:table-cell>
          <table:table-cell table:formula="of:=([.AE14]-[.U14])*7" office:value-type="float" office:value="1.99999999999999" calcext:value-type="float">
            <text:p>1.99999999999999</text:p>
          </table:table-cell>
          <table:table-cell table:number-columns-repeated="16338"/>
        </table:table-row>
        <table:table-row table:style-name="ro2">
          <table:table-cell office:value-type="float" office:value="514329" calcext:value-type="float">
            <text:p>514329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40+1/7" office:value-type="float" office:value="40.1428571428571" calcext:value-type="float">
            <text:p>40.142857142857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table:formula="of:=40+1/7" office:value-type="float" office:value="40.1428571428571" calcext:value-type="float">
            <text:p>40.1428571428571</text:p>
          </table:table-cell>
          <table:table-cell office:value-type="string" calcext:value-type="string">
            <text:p>HTA</text:p>
          </table:table-cell>
          <table:table-cell table:formula="of:=([.AE15]-[.U15])*7" office:value-type="float" office:value="0" calcext:value-type="float">
            <text:p>0</text:p>
          </table:table-cell>
          <table:table-cell table:number-columns-repeated="16338"/>
        </table:table-row>
        <table:table-row table:style-name="ro2">
          <table:table-cell table:style-name="ce6" office:value-type="float" office:value="522367" calcext:value-type="float">
            <text:p>522367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HTAc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table:number-columns-repeated="2"/>
          <table:table-cell office:value-type="string" calcext:value-type="string">
            <text:p>RCIU</text:p>
          </table:table-cell>
          <table:table-cell table:formula="of:=28+1/7" office:value-type="float" office:value="28.1428571428571" calcext:value-type="float">
            <text:p>28.14285714285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tr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rgences</text:p>
          </table:table-cell>
          <table:table-cell office:value-type="float" office:value="31" calcext:value-type="float">
            <text:p>31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macrosomie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MTR</text:p>
          </table:table-cell>
          <table:table-cell table:formula="of:=37+3/7" office:value-type="float" office:value="37.4285714285714" calcext:value-type="float">
            <text:p>37.4285714285714</text:p>
          </table:table-cell>
          <table:table-cell office:value-type="string" calcext:value-type="string">
            <text:p>HTA+ATCD</text:p>
          </table:table-cell>
          <table:table-cell table:formula="of:=([.AE16]-[.U16])*7" office:value-type="float" office:value="10" calcext:value-type="float">
            <text:p>10</text:p>
          </table:table-cell>
          <table:table-cell table:number-columns-repeated="16338"/>
        </table:table-row>
        <table:table-row table:style-name="ro2">
          <table:table-cell table:style-name="ce4" office:value-type="float" office:value="526609" calcext:value-type="float">
            <text:p>526609</text:p>
          </table:table-cell>
          <table:table-cell table:style-name="ce12" office:value-type="string" calcext:value-type="string">
            <text:p>argenteuil</text:p>
          </table:table-cell>
          <table:table-cell office:value-type="string" calcext:value-type="string">
            <text:p>HTAc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GNID</text:p>
          </table:table-cell>
          <table:table-cell/>
          <table:table-cell table:formula="of:=31+2/7" office:value-type="float" office:value="31.2857142857143" calcext:value-type="float">
            <text:p>31.28571428571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8+3/7" office:value-type="float" office:value="38.4285714285714" calcext:value-type="float">
            <text:p>38.428571428571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 office:value-type="float" office:value="15" calcext:value-type="float">
            <text:p>15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table:formula="of:=38+6/7" office:value-type="float" office:value="38.8571428571429" calcext:value-type="float">
            <text:p>38.8571428571429</text:p>
          </table:table-cell>
          <table:table-cell office:value-type="string" calcext:value-type="string">
            <text:p>HTA</text:p>
          </table:table-cell>
          <table:table-cell table:formula="of:=([.AE17]-[.U17])*7" office:value-type="float" office:value="2.99999999999996" calcext:value-type="float">
            <text:p>2.99999999999996</text:p>
          </table:table-cell>
          <table:table-cell table:number-columns-repeated="16338"/>
        </table:table-row>
        <table:table-row table:style-name="ro2">
          <table:table-cell office:value-type="float" office:value="517195" calcext:value-type="float">
            <text:p>517195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office:value-type="string" calcext:value-type="string">
            <text:p>DGID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8+6/7" office:value-type="float" office:value="38.8571428571429" calcext:value-type="float">
            <text:p>38.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MC/HTA</text:p>
          </table:table-cell>
          <table:table-cell table:formula="of:=([.AE18]-[.U18])*7" office:value-type="float" office:value="1.00000000000002" calcext:value-type="float">
            <text:p>1.00000000000002</text:p>
          </table:table-cell>
          <table:table-cell table:number-columns-repeated="16338"/>
        </table:table-row>
        <table:table-row table:style-name="ro2">
          <table:table-cell office:value-type="float" office:value="511761" calcext:value-type="float">
            <text:p>511761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GID</text:p>
          </table:table-cell>
          <table:table-cell/>
          <table:table-cell table:formula="of:=28+5/7" office:value-type="float" office:value="28.7142857142857" calcext:value-type="float">
            <text:p>28.71428571428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8+5/7" office:value-type="float" office:value="38.7142857142857" calcext:value-type="float">
            <text:p>38.714285714285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rosomi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acrosomie</text:p>
          </table:table-cell>
          <table:table-cell table:formula="of:=([.AE19]-[.U19])*7" office:value-type="float" office:value="1.99999999999999" calcext:value-type="float">
            <text:p>1.99999999999999</text:p>
          </table:table-cell>
          <table:table-cell table:number-columns-repeated="16338"/>
        </table:table-row>
        <table:table-row table:style-name="ro2">
          <table:table-cell table:style-name="ce4" office:value-type="float" office:value="529607" calcext:value-type="float">
            <text:p>529607</text:p>
          </table:table-cell>
          <table:table-cell table:style-name="ce12" office:value-type="string" calcext:value-type="string">
            <text:p>argenteuil</text:p>
          </table:table-cell>
          <table:table-cell table:style-name="ce13" office:value-type="string" calcext:value-type="string">
            <text:p>HTAc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/>
          <table:table-cell office:value-type="string" calcext:value-type="string">
            <text:p>DGID</text:p>
          </table:table-cell>
          <table:table-cell/>
          <table:table-cell table:formula="of:=33+5/7" office:value-type="float" office:value="33.7142857142857" calcext:value-type="float">
            <text:p>33.714285714285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/mois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HTAc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urgences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no bio</text:p>
          </table:table-cell>
          <table:table-cell table:formula="of:=36+3/7" office:value-type="float" office:value="36.4285714285714" calcext:value-type="float">
            <text:p>36.4285714285714</text:p>
          </table:table-cell>
          <table:table-cell office:value-type="string" calcext:value-type="string">
            <text:p>PE</text:p>
          </table:table-cell>
          <table:table-cell table:formula="of:=([.AE20]-[.U20])*7" office:value-type="float" office:value="3.00000000000001" calcext:value-type="float">
            <text:p>3.00000000000001</text:p>
          </table:table-cell>
          <table:table-cell table:number-columns-repeated="16338"/>
        </table:table-row>
        <table:table-row table:style-name="ro2">
          <table:table-cell office:value-type="float" office:value="517507" calcext:value-type="float">
            <text:p>517507</text:p>
          </table:table-cell>
          <table:table-cell table:style-name="ce12" office:value-type="string" calcext:value-type="string">
            <text:p>argenteuil</text:p>
          </table:table-cell>
          <table:table-cell office:value-type="string" calcext:value-type="string">
            <text:p>HTAc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32+3/7" office:value-type="float" office:value="32.4285714285714" calcext:value-type="float">
            <text:p>32.42857142857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 office:value-type="float" office:value="62" calcext:value-type="float">
            <text:p>62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</text:p>
          </table:table-cell>
          <table:table-cell table:formula="of:=([.AE21]-[.U21])*7" office:value-type="float" office:value="0" calcext:value-type="float">
            <text:p>0</text:p>
          </table:table-cell>
          <table:table-cell table:number-columns-repeated="16338"/>
        </table:table-row>
        <table:table-row table:style-name="ro2">
          <table:table-cell table:style-name="ce4" office:value-type="float" office:value="492686" calcext:value-type="float">
            <text:p>492686</text:p>
          </table:table-cell>
          <table:table-cell table:style-name="ce12" office:value-type="string" calcext:value-type="string">
            <text:p>argenteuil</text:p>
          </table:table-cell>
          <table:table-cell office:value-type="string" calcext:value-type="string">
            <text:p>HTAc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MA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office:value-type="string" calcext:value-type="string">
            <text:p>DGID</text:p>
          </table:table-cell>
          <table:table-cell/>
          <table:table-cell table:formula="of:=29+6/7" office:value-type="float" office:value="29.8571428571429" calcext:value-type="float">
            <text:p>29.85714285714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/mois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8+2/7" office:value-type="float" office:value="38.2857142857143" calcext:value-type="float">
            <text:p>38.285714285714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 office:value-type="float" office:value="21" calcext:value-type="float">
            <text:p>21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table:formula="of:=38+3/7" office:value-type="float" office:value="38.4285714285714" calcext:value-type="float">
            <text:p>38.4285714285714</text:p>
          </table:table-cell>
          <table:table-cell office:value-type="string" calcext:value-type="string">
            <text:p>PE</text:p>
          </table:table-cell>
          <table:table-cell table:formula="of:=([.AE22]-[.U22])*7" office:value-type="float" office:value="1.00000000000002" calcext:value-type="float">
            <text:p>1.00000000000002</text:p>
          </table:table-cell>
          <table:table-cell table:number-columns-repeated="16338"/>
        </table:table-row>
        <table:table-row table:style-name="ro3">
          <table:table-cell table:style-name="ce4" office:value-type="float" office:value="525713" calcext:value-type="float">
            <text:p>525713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/>
          <table:table-cell office:value-type="string" calcext:value-type="string">
            <text:p>DT2</text:p>
          </table:table-cell>
          <table:table-cell/>
          <table:table-cell table:formula="of:=29+2/7" office:value-type="float" office:value="29.2857142857143" calcext:value-type="float">
            <text:p>29.28571428571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Bithérapie</text:p>
          </table:table-cell>
          <table:table-cell table:style-name="ce13" office:value-type="string" calcext:value-type="string">
            <text:p>patho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29+5/7" office:value-type="float" office:value="29.7142857142857" calcext:value-type="float">
            <text:p>29.7142857142857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urgenc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style-name="ce13" office:value-type="string" calcext:value-type="string">
            <text:p>patho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ano bio</text:p>
          </table:table-cell>
          <table:table-cell table:formula="of:=30+2/7" office:value-type="float" office:value="30.2857142857143" calcext:value-type="float">
            <text:p>30.2857142857143</text:p>
          </table:table-cell>
          <table:table-cell table:style-name="ce13" office:value-type="string" calcext:value-type="string">
            <text:p>SFHTA</text:p>
            <text:p>Ano Bio</text:p>
          </table:table-cell>
          <table:table-cell table:formula="of:=([.AE23]-[.U23])*7" office:value-type="float" office:value="3.99999999999999" calcext:value-type="float">
            <text:p>3.99999999999999</text:p>
          </table:table-cell>
          <table:table-cell table:number-columns-repeated="16338"/>
        </table:table-row>
        <table:table-row table:style-name="ro2">
          <table:table-cell office:value-type="float" office:value="520145" calcext:value-type="float">
            <text:p>520145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HTAc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GNID</text:p>
          </table:table-cell>
          <table:table-cell/>
          <table:table-cell table:formula="of:=28+6/7" office:value-type="float" office:value="28.8571428571429" calcext:value-type="float">
            <text:p>28.85714285714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erm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erme</text:p>
          </table:table-cell>
          <table:table-cell table:formula="of:=([.AE24]-[.U24])*7" office:value-type="float" office:value="0" calcext:value-type="float">
            <text:p>0</text:p>
          </table:table-cell>
          <table:table-cell table:number-columns-repeated="16338"/>
        </table:table-row>
        <table:table-row table:style-name="ro2">
          <table:table-cell office:value-type="float" office:value="408600" calcext:value-type="float">
            <text:p>408600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office:value-type="string" calcext:value-type="string">
            <text:p>DT2</text:p>
          </table:table-cell>
          <table:table-cell/>
          <table:table-cell table:formula="of:=30+5/7" office:value-type="float" office:value="30.7142857142857" calcext:value-type="float">
            <text:p>30.71428571428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6+6/7" office:value-type="float" office:value="36.8571428571429" calcext:value-type="float">
            <text:p>36.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ricicat</text:p>
          </table:table-cell>
          <table:table-cell table:formula="of:=([.AE25]-[.U25])*7" office:value-type="float" office:value="15" calcext:value-type="float">
            <text:p>15</text:p>
          </table:table-cell>
          <table:table-cell table:number-columns-repeated="16338"/>
        </table:table-row>
        <table:table-row table:style-name="ro2">
          <table:table-cell table:style-name="ce4" office:value-type="float" office:value="521361" calcext:value-type="float">
            <text:p>521361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HTAc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/>
          <table:table-cell table:number-columns-repeated="2"/>
          <table:table-cell table:formula="of:=28+6/7" office:value-type="float" office:value="28.8571428571429" calcext:value-type="float">
            <text:p>28.85714285714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8+6/7" office:value-type="float" office:value="38.8571428571429" calcext:value-type="float">
            <text:p>38.8571428571429</text:p>
          </table:table-cell>
          <table:table-cell office:value-type="string" calcext:value-type="string">
            <text:p>DGID</text:p>
          </table:table-cell>
          <table:table-cell office:value-type="string" calcext:value-type="string">
            <text:p>declt pro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ut biciat</text:p>
          </table:table-cell>
          <table:table-cell table:formula="of:=([.AE26]-[.U26])*7" office:value-type="float" office:value="1.00000000000002" calcext:value-type="float">
            <text:p>1.00000000000002</text:p>
          </table:table-cell>
          <table:table-cell table:number-columns-repeated="16338"/>
        </table:table-row>
        <table:table-row table:style-name="ro2">
          <table:table-cell table:style-name="ce7" office:value-type="float" office:value="509863" calcext:value-type="float">
            <text:p>509863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office:value-type="string" calcext:value-type="string">
            <text:p>DGID</text:p>
          </table:table-cell>
          <table:table-cell/>
          <table:table-cell table:formula="of:=31+1/7" office:value-type="float" office:value="31.1428571428571" calcext:value-type="float">
            <text:p>31.14285714285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8+1/7" office:value-type="float" office:value="38.1428571428571" calcext:value-type="float">
            <text:p>38.142857142857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rgences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table:style-name="ce28" office:value-type="string" calcext:value-type="string">
            <text:p>asthme</text:p>
          </table:table-cell>
          <table:table-cell table:formula="of:=38+4/7" office:value-type="float" office:value="38.5714285714286" calcext:value-type="float">
            <text:p>38.5714285714286</text:p>
          </table:table-cell>
          <table:table-cell/>
          <table:table-cell table:formula="of:=([.AE27]-[.U27])*7" office:value-type="float" office:value="2.99999999999996" calcext:value-type="float">
            <text:p>2.99999999999996</text:p>
          </table:table-cell>
          <table:table-cell table:number-columns-repeated="16338"/>
        </table:table-row>
        <table:table-row table:style-name="ro2">
          <table:table-cell office:value-type="float" office:value="497026" calcext:value-type="float">
            <text:p>497026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GID</text:p>
          </table:table-cell>
          <table:table-cell table:style-name="ce13"/>
          <table:table-cell table:formula="of:=28+6/7" office:value-type="float" office:value="28.8571428571429" calcext:value-type="float">
            <text:p>28.85714285714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3" office:value-type="string" calcext:value-type="string">
            <text:p>patho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0+3/7" office:value-type="float" office:value="30.4285714285714" calcext:value-type="float">
            <text:p>30.428571428571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rgenc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patho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W spont</text:p>
          </table:table-cell>
          <table:table-cell table:formula="of:=31+4/7" office:value-type="float" office:value="31.5714285714286" calcext:value-type="float">
            <text:p>31.5714285714286</text:p>
          </table:table-cell>
          <table:table-cell/>
          <table:table-cell table:formula="of:=([.AE28]-[.U28])*7" office:value-type="float" office:value="8.00000000000002" calcext:value-type="float">
            <text:p>8.00000000000002</text:p>
          </table:table-cell>
          <table:table-cell table:number-columns-repeated="16338"/>
        </table:table-row>
        <table:table-row table:style-name="ro2">
          <table:table-cell table:style-name="ce4" office:value-type="float" office:value="525515" calcext:value-type="float">
            <text:p>525515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HTAc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/>
          <table:table-cell office:value-type="string" calcext:value-type="string">
            <text:p>DGNID</text:p>
          </table:table-cell>
          <table:table-cell/>
          <table:table-cell table:formula="of:=29+2/7" office:value-type="float" office:value="29.2857142857143" calcext:value-type="float">
            <text:p>29.28571428571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7+4/7" office:value-type="float" office:value="37.5714285714286" calcext:value-type="float">
            <text:p>37.571428571428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W spo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W spont</text:p>
          </table:table-cell>
          <table:table-cell table:formula="of:=37+4/7" office:value-type="float" office:value="37.5714285714286" calcext:value-type="float">
            <text:p>37.5714285714286</text:p>
          </table:table-cell>
          <table:table-cell/>
          <table:table-cell table:formula="of:=([.AE29]-[.U29])*7" office:value-type="float" office:value="0" calcext:value-type="float">
            <text:p>0</text:p>
          </table:table-cell>
          <table:table-cell table:number-columns-repeated="16338"/>
        </table:table-row>
        <table:table-row table:style-name="ro2">
          <table:table-cell office:value-type="float" office:value="460987" calcext:value-type="float">
            <text:p>460987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string" calcext:value-type="string">
            <text:p>MAP</text:p>
          </table:table-cell>
          <table:table-cell table:formula="of:=28+3/7" office:value-type="float" office:value="28.4285714285714" calcext:value-type="float">
            <text:p>28.42857142857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7+6/7" office:value-type="float" office:value="37.8571428571429" calcext:value-type="float">
            <text:p>37.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W spo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W spont</text:p>
          </table:table-cell>
          <table:table-cell table:formula="of:=37+6/7" office:value-type="float" office:value="37.8571428571429" calcext:value-type="float">
            <text:p>37.8571428571429</text:p>
          </table:table-cell>
          <table:table-cell/>
          <table:table-cell table:formula="of:=([.AE30]-[.U30])*7" office:value-type="float" office:value="0" calcext:value-type="float">
            <text:p>0</text:p>
          </table:table-cell>
          <table:table-cell table:number-columns-repeated="16338"/>
        </table:table-row>
        <table:table-row table:style-name="ro2">
          <table:table-cell table:style-name="ce5" office:value-type="float" office:value="520476" calcext:value-type="float">
            <text:p>520476</text:p>
          </table:table-cell>
          <table:table-cell table:style-name="ce12" office:value-type="string" calcext:value-type="string">
            <text:p>argenteuil</text:p>
          </table:table-cell>
          <table:table-cell office:value-type="string" calcext:value-type="string">
            <text:p>HTAc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string" calcext:value-type="string">
            <text:p>RCIU</text:p>
          </table:table-cell>
          <table:table-cell table:formula="of:=35+4/7" office:value-type="float" office:value="35.5714285714286" calcext:value-type="float">
            <text:p>35.57142857142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mois</text:p>
          </table:table-cell>
          <table:table-cell office:value-type="string" calcext:value-type="string">
            <text:p>macrosomie</text:p>
          </table:table-cell>
          <table:table-cell table:style-name="ce12" office:value-type="string" calcext:value-type="string">
            <text:p>aucu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8+2/7" office:value-type="float" office:value="38.2857142857143" calcext:value-type="float">
            <text:p>38.285714285714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W spont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macrosomie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W spont</text:p>
          </table:table-cell>
          <table:table-cell table:formula="of:=38+2/7" office:value-type="float" office:value="38.2857142857143" calcext:value-type="float">
            <text:p>38.2857142857143</text:p>
          </table:table-cell>
          <table:table-cell/>
          <table:table-cell table:formula="of:=([.AE31]-[.U31])*7" office:value-type="float" office:value="0" calcext:value-type="float">
            <text:p>0</text:p>
          </table:table-cell>
          <table:table-cell table:number-columns-repeated="16338"/>
        </table:table-row>
        <table:table-row table:style-name="ro2">
          <table:table-cell office:value-type="float" office:value="516747" calcext:value-type="float">
            <text:p>516747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table:number-columns-repeated="2"/>
          <table:table-cell table:formula="of:=31+3/7" office:value-type="float" office:value="31.4285714285714" calcext:value-type="float">
            <text:p>31.42857142857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rosomi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8+3/7" office:value-type="float" office:value="38.4285714285714" calcext:value-type="float">
            <text:p>38.428571428571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W spont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macrosomi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W spont</text:p>
          </table:table-cell>
          <table:table-cell table:formula="of:=38+3/7" office:value-type="float" office:value="38.4285714285714" calcext:value-type="float">
            <text:p>38.4285714285714</text:p>
          </table:table-cell>
          <table:table-cell/>
          <table:table-cell table:formula="of:=([.AE32]-[.U32])*7" office:value-type="float" office:value="0" calcext:value-type="float">
            <text:p>0</text:p>
          </table:table-cell>
          <table:table-cell table:number-columns-repeated="16338"/>
        </table:table-row>
        <table:table-row table:style-name="ro2">
          <table:table-cell office:value-type="float" office:value="518701" calcext:value-type="float">
            <text:p>518701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MA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T2</text:p>
          </table:table-cell>
          <table:table-cell/>
          <table:table-cell table:formula="of:=28+5/7" office:value-type="float" office:value="28.7142857142857" calcext:value-type="float">
            <text:p>28.71428571428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8+2/7" office:value-type="float" office:value="38.2857142857143" calcext:value-type="float">
            <text:p>38.285714285714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W spo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W spont</text:p>
          </table:table-cell>
          <table:table-cell table:formula="of:=38+3/7" office:value-type="float" office:value="38.4285714285714" calcext:value-type="float">
            <text:p>38.4285714285714</text:p>
          </table:table-cell>
          <table:table-cell/>
          <table:table-cell table:formula="of:=([.AE33]-[.U33])*7" office:value-type="float" office:value="1.00000000000002" calcext:value-type="float">
            <text:p>1.00000000000002</text:p>
          </table:table-cell>
          <table:table-cell table:number-columns-repeated="16338"/>
        </table:table-row>
        <table:table-row table:style-name="ro2">
          <table:table-cell office:value-type="float" office:value="519003" calcext:value-type="float">
            <text:p>519003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8+4/7" office:value-type="float" office:value="38.5714285714286" calcext:value-type="float">
            <text:p>38.5714285714286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W spo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W spont</text:p>
          </table:table-cell>
          <table:table-cell table:formula="of:=38+4/7" office:value-type="float" office:value="38.5714285714286" calcext:value-type="float">
            <text:p>38.5714285714286</text:p>
          </table:table-cell>
          <table:table-cell/>
          <table:table-cell table:formula="of:=([.AE34]-[.U34])*7" office:value-type="float" office:value="0" calcext:value-type="float">
            <text:p>0</text:p>
          </table:table-cell>
          <table:table-cell table:number-columns-repeated="16338"/>
        </table:table-row>
        <table:table-row table:style-name="ro2">
          <table:table-cell office:value-type="float" office:value="513490" calcext:value-type="float">
            <text:p>513490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/>
          <table:table-cell office:value-type="string" calcext:value-type="string">
            <text:p>DGNID</text:p>
          </table:table-cell>
          <table:table-cell/>
          <table:table-cell table:formula="of:=28+4/7" office:value-type="float" office:value="28.5714285714286" calcext:value-type="float">
            <text:p>28.57142857142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W spo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W spont</text:p>
          </table:table-cell>
          <table:table-cell office:value-type="float" office:value="39" calcext:value-type="float">
            <text:p>39</text:p>
          </table:table-cell>
          <table:table-cell/>
          <table:table-cell table:formula="of:=([.AE35]-[.U35])*7" office:value-type="float" office:value="0" calcext:value-type="float">
            <text:p>0</text:p>
          </table:table-cell>
          <table:table-cell table:number-columns-repeated="16338"/>
        </table:table-row>
        <table:table-row table:style-name="ro2">
          <table:table-cell office:value-type="float" office:value="519206" calcext:value-type="float">
            <text:p>519206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HTAc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office:value-type="string" calcext:value-type="string">
            <text:p>DGID</text:p>
          </table:table-cell>
          <table:table-cell/>
          <table:table-cell table:formula="of:=29+2/7" office:value-type="float" office:value="29.2857142857143" calcext:value-type="float">
            <text:p>29.28571428571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W spo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W spont</text:p>
          </table:table-cell>
          <table:table-cell office:value-type="float" office:value="39" calcext:value-type="float">
            <text:p>39</text:p>
          </table:table-cell>
          <table:table-cell/>
          <table:table-cell table:formula="of:=([.AE36]-[.U36])*7" office:value-type="float" office:value="0" calcext:value-type="float">
            <text:p>0</text:p>
          </table:table-cell>
          <table:table-cell table:number-columns-repeated="16338"/>
        </table:table-row>
        <table:table-row table:style-name="ro2">
          <table:table-cell table:style-name="ce4" office:value-type="float" office:value="524050" calcext:value-type="float">
            <text:p>524050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MFIU</text:p>
          </table:table-cell>
          <table:table-cell table:style-name="ce13" office:value-type="string" calcext:value-type="string">
            <text:p>DGNID</text:p>
          </table:table-cell>
          <table:table-cell table:style-name="ce13"/>
          <table:table-cell table:formula="of:=33+5/7" office:value-type="float" office:value="33.7142857142857" calcext:value-type="float">
            <text:p>33.71428571428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9+1/7" office:value-type="float" office:value="39.1428571428571" calcext:value-type="float">
            <text:p>39.142857142857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W spo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W spont</text:p>
          </table:table-cell>
          <table:table-cell table:formula="of:=39+1/7" office:value-type="float" office:value="39.1428571428571" calcext:value-type="float">
            <text:p>39.1428571428571</text:p>
          </table:table-cell>
          <table:table-cell/>
          <table:table-cell table:formula="of:=([.AE37]-[.U37])*7" office:value-type="float" office:value="0" calcext:value-type="float">
            <text:p>0</text:p>
          </table:table-cell>
          <table:table-cell table:number-columns-repeated="16338"/>
        </table:table-row>
        <table:table-row table:style-name="ro2">
          <table:table-cell office:value-type="float" office:value="467408" calcext:value-type="float">
            <text:p>467408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office:value-type="string" calcext:value-type="string">
            <text:p>DGNID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9+2/7" office:value-type="float" office:value="39.2857142857143" calcext:value-type="float">
            <text:p>39.285714285714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W spo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W spont</text:p>
          </table:table-cell>
          <table:table-cell table:formula="of:=39+2/7" office:value-type="float" office:value="39.2857142857143" calcext:value-type="float">
            <text:p>39.2857142857143</text:p>
          </table:table-cell>
          <table:table-cell/>
          <table:table-cell table:formula="of:=([.AE38]-[.U38])*7" office:value-type="float" office:value="0" calcext:value-type="float">
            <text:p>0</text:p>
          </table:table-cell>
          <table:table-cell table:number-columns-repeated="16338"/>
        </table:table-row>
        <table:table-row table:style-name="ro2">
          <table:table-cell table:style-name="ce4" office:value-type="float" office:value="526422" calcext:value-type="float">
            <text:p>526422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HTAc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office:value-type="string" calcext:value-type="string">
            <text:p>DGID</text:p>
          </table:table-cell>
          <table:table-cell/>
          <table:table-cell table:formula="of:=28+5/7" office:value-type="float" office:value="28.7142857142857" calcext:value-type="float">
            <text:p>28.71428571428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9+5/7" office:value-type="float" office:value="39.7142857142857" calcext:value-type="float">
            <text:p>39.714285714285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W spo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W spont</text:p>
          </table:table-cell>
          <table:table-cell table:formula="of:=39+6/7" office:value-type="float" office:value="39.8571428571429" calcext:value-type="float">
            <text:p>39.8571428571429</text:p>
          </table:table-cell>
          <table:table-cell/>
          <table:table-cell table:formula="of:=([.AE39]-[.U39])*7" office:value-type="float" office:value="0.999999999999972" calcext:value-type="float">
            <text:p>0.999999999999972</text:p>
          </table:table-cell>
          <table:table-cell table:number-columns-repeated="16338"/>
        </table:table-row>
        <table:table-row table:style-name="ro2">
          <table:table-cell office:value-type="float" office:value="511909" calcext:value-type="float">
            <text:p>511909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HTAc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CIU</text:p>
          </table:table-cell>
          <table:table-cell table:number-columns-repeated="2"/>
          <table:table-cell table:formula="of:=28+4/7" office:value-type="float" office:value="28.5714285714286" calcext:value-type="float">
            <text:p>28.57142857142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40+2/7" office:value-type="float" office:value="40.2857142857143" calcext:value-type="float">
            <text:p>40.285714285714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W spo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W spont</text:p>
          </table:table-cell>
          <table:table-cell table:formula="of:=40+2/7" office:value-type="float" office:value="40.2857142857143" calcext:value-type="float">
            <text:p>40.2857142857143</text:p>
          </table:table-cell>
          <table:table-cell/>
          <table:table-cell table:formula="of:=([.AE40]-[.U40])*7" office:value-type="float" office:value="0" calcext:value-type="float">
            <text:p>0</text:p>
          </table:table-cell>
          <table:table-cell table:number-columns-repeated="16338"/>
        </table:table-row>
        <table:table-row table:style-name="ro2">
          <table:table-cell office:value-type="float" office:value="518318" calcext:value-type="float">
            <text:p>518318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HTAc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T2</text:p>
          </table:table-cell>
          <table:table-cell/>
          <table:table-cell table:formula="of:=27+6/7" office:value-type="float" office:value="27.8571428571429" calcext:value-type="float">
            <text:p>27.85714285714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40+2/7" office:value-type="float" office:value="40.2857142857143" calcext:value-type="float">
            <text:p>40.285714285714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W spo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W spont</text:p>
          </table:table-cell>
          <table:table-cell table:formula="of:=40+2/7" office:value-type="float" office:value="40.2857142857143" calcext:value-type="float">
            <text:p>40.2857142857143</text:p>
          </table:table-cell>
          <table:table-cell/>
          <table:table-cell table:formula="of:=([.AE41]-[.U41])*7" office:value-type="float" office:value="0" calcext:value-type="float">
            <text:p>0</text:p>
          </table:table-cell>
          <table:table-cell table:number-columns-repeated="16338"/>
        </table:table-row>
        <table:table-row table:style-name="ro2">
          <table:table-cell table:style-name="ce3" office:value-type="float" office:value="515293" calcext:value-type="float">
            <text:p>515293</text:p>
          </table:table-cell>
          <table:table-cell table:style-name="ce12" office:value-type="string" calcext:value-type="string">
            <text:p>argenteuil</text:p>
          </table:table-cell>
          <table:table-cell office:value-type="string" calcext:value-type="string">
            <text:p>HTAc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MA</text:p>
          </table:table-cell>
          <table:table-cell office:value-type="string" calcext:value-type="string">
            <text:p>BIBI</text:p>
          </table:table-cell>
          <table:table-cell table:style-name="ce13"/>
          <table:table-cell table:style-name="ce13" office:value-type="string" calcext:value-type="string">
            <text:p>DT2</text:p>
          </table:table-cell>
          <table:table-cell office:value-type="string" calcext:value-type="string">
            <text:p>RCIU</text:p>
          </table:table-cell>
          <table:table-cell table:formula="of:=30+4/7" office:value-type="float" office:value="30.5714285714286" calcext:value-type="float">
            <text:p>30.571428571428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2+5/7" office:value-type="float" office:value="32.7142857142857" calcext:value-type="float">
            <text:p>32.714285714285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rgences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RCIU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ARCF</text:p>
          </table:table-cell>
          <table:table-cell table:formula="of:=32+5/7" office:value-type="float" office:value="32.7142857142857" calcext:value-type="float">
            <text:p>32.7142857142857</text:p>
          </table:table-cell>
          <table:table-cell office:value-type="string" calcext:value-type="string">
            <text:p>ARCF</text:p>
          </table:table-cell>
          <table:table-cell table:formula="of:=([.AE42]-[.U42])*7" office:value-type="float" office:value="0" calcext:value-type="float">
            <text:p>0</text:p>
          </table:table-cell>
          <table:table-cell table:number-columns-repeated="16338"/>
        </table:table-row>
        <table:table-row table:style-name="ro2">
          <table:table-cell table:style-name="ce6" office:value-type="float" office:value="519933" calcext:value-type="float">
            <text:p>519933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HTAc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32+1/7" office:value-type="float" office:value="32.1428571428571" calcext:value-type="float">
            <text:p>32.14285714285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mois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6+1/7" office:value-type="float" office:value="36.1428571428571" calcext:value-type="float">
            <text:p>36.142857142857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rgenc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</text:p>
          </table:table-cell>
          <table:table-cell table:formula="of:=36+3/7" office:value-type="float" office:value="36.4285714285714" calcext:value-type="float">
            <text:p>36.4285714285714</text:p>
          </table:table-cell>
          <table:table-cell office:value-type="string" calcext:value-type="string">
            <text:p>ARCF</text:p>
          </table:table-cell>
          <table:table-cell table:formula="of:=([.AE43]-[.U43])*7" office:value-type="float" office:value="1.99999999999999" calcext:value-type="float">
            <text:p>1.99999999999999</text:p>
          </table:table-cell>
          <table:table-cell table:number-columns-repeated="16338"/>
        </table:table-row>
        <table:table-row table:style-name="ro2">
          <table:table-cell table:style-name="ce6" office:value-type="float" office:value="489542" calcext:value-type="float">
            <text:p>489542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HTAc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table:style-name="ce13"/>
          <table:table-cell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macrosomi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8+5/7" office:value-type="float" office:value="38.7142857142857" calcext:value-type="float">
            <text:p>38.7142857142857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urgences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ARCF</text:p>
          </table:table-cell>
          <table:table-cell table:formula="of:=38+5/7" office:value-type="float" office:value="38.7142857142857" calcext:value-type="float">
            <text:p>38.7142857142857</text:p>
          </table:table-cell>
          <table:table-cell office:value-type="string" calcext:value-type="string">
            <text:p>ARCF</text:p>
          </table:table-cell>
          <table:table-cell table:formula="of:=([.AE44]-[.U44])*7" office:value-type="float" office:value="0" calcext:value-type="float">
            <text:p>0</text:p>
          </table:table-cell>
          <table:table-cell table:number-columns-repeated="16338"/>
        </table:table-row>
        <table:table-row table:style-name="ro2">
          <table:table-cell table:style-name="ce6" office:value-type="float" office:value="512723" calcext:value-type="float">
            <text:p>512723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HTAc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office:value-type="string" calcext:value-type="string">
            <text:p>DT2 mody</text:p>
          </table:table-cell>
          <table:table-cell/>
          <table:table-cell table:formula="of:=30+2/7" office:value-type="float" office:value="30.2857142857143" calcext:value-type="float">
            <text:p>30.28571428571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7+6/7" office:value-type="float" office:value="37.8571428571429" calcext:value-type="float">
            <text:p>37.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T+ HTA</text:p>
          </table:table-cell>
          <table:table-cell table:formula="of:=([.AE45]-[.U45])*7" office:value-type="float" office:value="1.00000000000002" calcext:value-type="float">
            <text:p>1.00000000000002</text:p>
          </table:table-cell>
          <table:table-cell table:number-columns-repeated="16338"/>
        </table:table-row>
        <table:table-row table:style-name="ro2">
          <table:table-cell office:value-type="float" office:value="423266" calcext:value-type="float">
            <text:p>423266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AG</text:p>
          </table:table-cell>
          <table:table-cell table:number-columns-repeated="2"/>
          <table:table-cell table:formula="of:=32+6/7" office:value-type="float" office:value="32.8571428571429" calcext:value-type="float">
            <text:p>32.85714285714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rgenc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onothérapie</text:p>
          </table:table-cell>
          <table:table-cell table:style-name="ce13" office:value-type="string" calcext:value-type="string">
            <text:p>patho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ano bio</text:p>
          </table:table-cell>
          <table:table-cell table:formula="of:=34+1/7" office:value-type="float" office:value="34.1428571428571" calcext:value-type="float">
            <text:p>34.1428571428571</text:p>
          </table:table-cell>
          <table:table-cell office:value-type="string" calcext:value-type="string">
            <text:p>HRP</text:p>
          </table:table-cell>
          <table:table-cell table:formula="of:=([.AE46]-[.U46])*7" office:value-type="float" office:value="8.00000000000002" calcext:value-type="float">
            <text:p>8.00000000000002</text:p>
          </table:table-cell>
          <table:table-cell table:number-columns-repeated="16338"/>
        </table:table-row>
        <table:table-row table:style-name="ro2">
          <table:table-cell table:style-name="ce6" office:value-type="float" office:value="415784" calcext:value-type="float">
            <text:p>415784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HTAc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table:number-columns-repeated="2"/>
          <table:table-cell/>
          <table:table-cell table:formula="of:=26+2/7" office:value-type="float" office:value="26.2857142857143" calcext:value-type="float">
            <text:p>26.28571428571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macrosomie</text:p>
          </table:table-cell>
          <table:table-cell office:value-type="string" calcext:value-type="string">
            <text:p>tr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4+3/7" office:value-type="float" office:value="34.4285714285714" calcext:value-type="float">
            <text:p>34.428571428571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rgences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macrosomie</text:p>
          </table:table-cell>
          <table:table-cell table:style-name="ce13" office:value-type="string" calcext:value-type="string">
            <text:p>tr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</text:p>
          </table:table-cell>
          <table:table-cell table:formula="of:=35+1/7" office:value-type="float" office:value="35.1428571428571" calcext:value-type="float">
            <text:p>35.1428571428571</text:p>
          </table:table-cell>
          <table:table-cell office:value-type="string" calcext:value-type="string">
            <text:p>HTA</text:p>
          </table:table-cell>
          <table:table-cell table:formula="of:=([.AE47]-[.U47])*7" office:value-type="float" office:value="5.00000000000001" calcext:value-type="float">
            <text:p>5.00000000000001</text:p>
          </table:table-cell>
          <table:table-cell table:number-columns-repeated="16338"/>
        </table:table-row>
        <table:table-row table:style-name="ro2">
          <table:table-cell table:style-name="ce6" office:value-type="float" office:value="520352" calcext:value-type="float">
            <text:p>520352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HTAg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MA</text:p>
          </table:table-cell>
          <table:table-cell office:value-type="string" calcext:value-type="string">
            <text:p>non</text:p>
          </table:table-cell>
          <table:table-cell table:style-name="ce13"/>
          <table:table-cell office:value-type="string" calcext:value-type="string">
            <text:p>DT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Bithérapie</text:p>
          </table:table-cell>
          <table:table-cell table:style-name="ce23"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8+3/7" office:value-type="float" office:value="38.4285714285714" calcext:value-type="float">
            <text:p>38.428571428571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TA</text:p>
          </table:table-cell>
          <table:table-cell table:formula="of:=([.AE48]-[.U48])*7" office:value-type="float" office:value="3.99999999999999" calcext:value-type="float">
            <text:p>3.99999999999999</text:p>
          </table:table-cell>
          <table:table-cell table:number-columns-repeated="16338"/>
        </table:table-row>
        <table:table-row table:style-name="ro2">
          <table:table-cell office:value-type="float" office:value="520317" calcext:value-type="float">
            <text:p>520317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table:number-columns-repeated="2"/>
          <table:table-cell table:formula="of:=28+1/7" office:value-type="float" office:value="28.1428571428571" calcext:value-type="float">
            <text:p>28.14285714285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8+6/7" office:value-type="float" office:value="38.8571428571429" calcext:value-type="float">
            <text:p>38.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style-name="ce13" office:value-type="string" calcext:value-type="string">
            <text:p>patho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office:value-type="float" office:value="39" calcext:value-type="float">
            <text:p>39</text:p>
          </table:table-cell>
          <table:table-cell table:style-name="ce13" office:value-type="string" calcext:value-type="string">
            <text:p>DT2 +HTA</text:p>
          </table:table-cell>
          <table:table-cell table:formula="of:=([.AE49]-[.U49])*7" office:value-type="float" office:value="1.00000000000002" calcext:value-type="float">
            <text:p>1.00000000000002</text:p>
          </table:table-cell>
          <table:table-cell table:number-columns-repeated="16338"/>
        </table:table-row>
        <table:table-row table:style-name="ro2">
          <table:table-cell office:value-type="float" office:value="452629" calcext:value-type="float">
            <text:p>452629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office:value-type="string" calcext:value-type="string">
            <text:p>DGID</text:p>
          </table:table-cell>
          <table:table-cell/>
          <table:table-cell table:formula="of:=32+2/7" office:value-type="float" office:value="32.2857142857143" calcext:value-type="float">
            <text:p>32.28571428571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7+4/7" office:value-type="float" office:value="37.5714285714286" calcext:value-type="float">
            <text:p>37.571428571428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patho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TA + DGID</text:p>
          </table:table-cell>
          <table:table-cell table:formula="of:=([.AE50]-[.U50])*7" office:value-type="float" office:value="3.00000000000001" calcext:value-type="float">
            <text:p>3.00000000000001</text:p>
          </table:table-cell>
          <table:table-cell table:number-columns-repeated="16338"/>
        </table:table-row>
        <table:table-row table:style-name="ro2">
          <table:table-cell table:style-name="ce4" office:value-type="float" office:value="524225" calcext:value-type="float">
            <text:p>524225</text:p>
          </table:table-cell>
          <table:table-cell table:style-name="ce12" office:value-type="string" calcext:value-type="string">
            <text:p>argenteuil</text:p>
          </table:table-cell>
          <table:table-cell office:value-type="string" calcext:value-type="string">
            <text:p>HTAc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ema</text:p>
          </table:table-cell>
          <table:table-cell office:value-type="string" calcext:value-type="string">
            <text:p>DGID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HTAc</text:p>
          </table:table-cell>
          <table:table-cell table:formula="of:=37+5/7" office:value-type="float" office:value="37.7142857142857" calcext:value-type="float">
            <text:p>37.714285714285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table:formula="of:=38+2/7" office:value-type="float" office:value="38.2857142857143" calcext:value-type="float">
            <text:p>38.2857142857143</text:p>
          </table:table-cell>
          <table:table-cell office:value-type="string" calcext:value-type="string">
            <text:p>HTA</text:p>
          </table:table-cell>
          <table:table-cell table:formula="of:=([.AE51]-[.U51])*7" office:value-type="float" office:value="3.99999999999999" calcext:value-type="float">
            <text:p>3.99999999999999</text:p>
          </table:table-cell>
          <table:table-cell table:number-columns-repeated="16338"/>
        </table:table-row>
        <table:table-row table:style-name="ro2">
          <table:table-cell table:style-name="ce6" office:value-type="float" office:value="525068" calcext:value-type="float">
            <text:p>525068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HTAg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DT2</text:p>
          </table:table-cell>
          <table:table-cell table:style-name="ce13"/>
          <table:table-cell table:formula="of:=32+1/7" office:value-type="float" office:value="32.1428571428571" calcext:value-type="float">
            <text:p>32.14285714285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mois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table:formula="of:=38+3/7" office:value-type="float" office:value="38.4285714285714" calcext:value-type="float">
            <text:p>38.4285714285714</text:p>
          </table:table-cell>
          <table:table-cell office:value-type="string" calcext:value-type="string">
            <text:p>HTA</text:p>
          </table:table-cell>
          <table:table-cell table:formula="of:=([.AE52]-[.U52])*7" office:value-type="float" office:value="3.00000000000001" calcext:value-type="float">
            <text:p>3.00000000000001</text:p>
          </table:table-cell>
          <table:table-cell table:number-columns-repeated="16338"/>
        </table:table-row>
        <table:table-row table:style-name="ro2">
          <table:table-cell table:style-name="ce6" office:value-type="float" office:value="526684" calcext:value-type="float">
            <text:p>526684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HTAc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/>
          <table:table-cell table:style-name="ce13" office:value-type="string" calcext:value-type="string">
            <text:p>DGNID</text:p>
          </table:table-cell>
          <table:table-cell table:style-name="ce13"/>
          <table:table-cell table:formula="of:=37+2/7" office:value-type="float" office:value="37.2857142857143" calcext:value-type="float">
            <text:p>37.28571428571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Bithérapie</text:p>
          </table:table-cell>
          <table:table-cell table:style-name="ce13" office:value-type="string" calcext:value-type="string">
            <text:p>patho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8+6/7" office:value-type="float" office:value="38.8571428571429" calcext:value-type="float">
            <text:p>38.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patho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TA</text:p>
          </table:table-cell>
          <table:table-cell table:formula="of:=([.AE53]-[.U53])*7" office:value-type="float" office:value="1.00000000000002" calcext:value-type="float">
            <text:p>1.00000000000002</text:p>
          </table:table-cell>
          <table:table-cell table:number-columns-repeated="16338"/>
        </table:table-row>
        <table:table-row table:style-name="ro2">
          <table:table-cell office:value-type="float" office:value="511597" calcext:value-type="float">
            <text:p>511597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GID</text:p>
          </table:table-cell>
          <table:table-cell/>
          <table:table-cell table:formula="of:=28+5/7" office:value-type="float" office:value="28.7142857142857" calcext:value-type="float">
            <text:p>28.71428571428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rgence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IU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RCIU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C</text:p>
          </table:table-cell>
          <table:table-cell table:formula="of:=([.AE54]-[.U54])*7" office:value-type="float" office:value="0" calcext:value-type="float">
            <text:p>0</text:p>
          </table:table-cell>
          <table:table-cell table:number-columns-repeated="16338"/>
        </table:table-row>
        <table:table-row table:style-name="ro2">
          <table:table-cell office:value-type="float" office:value="248481" calcext:value-type="float">
            <text:p>248481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g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/>
          <table:table-cell table:number-columns-repeated="2"/>
          <table:table-cell table:formula="of:=27+6/7" office:value-type="float" office:value="27.8571428571429" calcext:value-type="float">
            <text:p>27.85714285714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5+1/7" office:value-type="float" office:value="35.1428571428571" calcext:value-type="float">
            <text:p>35.1428571428571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urgenc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ano bio</text:p>
          </table:table-cell>
          <table:table-cell table:formula="of:=35+2/7" office:value-type="float" office:value="35.2857142857143" calcext:value-type="float">
            <text:p>35.2857142857143</text:p>
          </table:table-cell>
          <table:table-cell office:value-type="string" calcext:value-type="string">
            <text:p>PE</text:p>
          </table:table-cell>
          <table:table-cell table:formula="of:=([.AE55]-[.U55])*7" office:value-type="float" office:value="0.999999999999972" calcext:value-type="float">
            <text:p>0.999999999999972</text:p>
          </table:table-cell>
          <table:table-cell table:number-columns-repeated="16338"/>
        </table:table-row>
        <table:table-row table:style-name="ro2">
          <table:table-cell office:value-type="float" office:value="518267" calcext:value-type="float">
            <text:p>518267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office:value-type="string" calcext:value-type="string">
            <text:p>DGNID</text:p>
          </table:table-cell>
          <table:table-cell/>
          <table:table-cell table:formula="of:=28+1/7" office:value-type="float" office:value="28.1428571428571" calcext:value-type="float">
            <text:p>28.14285714285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6+1/7" office:value-type="float" office:value="36.1428571428571" calcext:value-type="float">
            <text:p>36.1428571428571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urgenc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CIU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ano bio</text:p>
          </table:table-cell>
          <table:table-cell table:formula="of:=36+1/7" office:value-type="float" office:value="36.1428571428571" calcext:value-type="float">
            <text:p>36.1428571428571</text:p>
          </table:table-cell>
          <table:table-cell office:value-type="string" calcext:value-type="string">
            <text:p>PE</text:p>
          </table:table-cell>
          <table:table-cell table:formula="of:=([.AE56]-[.U56])*7" office:value-type="float" office:value="0" calcext:value-type="float">
            <text:p>0</text:p>
          </table:table-cell>
          <table:table-cell table:number-columns-repeated="16338"/>
        </table:table-row>
        <table:table-row table:style-name="ro2">
          <table:table-cell office:value-type="float" office:value="517108" calcext:value-type="float">
            <text:p>517108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string" calcext:value-type="string">
            <text:p>RCIU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IU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urgenc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declt</text:p>
          </table:table-cell>
          <table:table-cell table:formula="of:=37+1/7" office:value-type="float" office:value="37.1428571428571" calcext:value-type="float">
            <text:p>37.1428571428571</text:p>
          </table:table-cell>
          <table:table-cell office:value-type="string" calcext:value-type="string">
            <text:p>PE</text:p>
          </table:table-cell>
          <table:table-cell table:formula="of:=([.AE57]-[.U57])*7" office:value-type="float" office:value="15" calcext:value-type="float">
            <text:p>15</text:p>
          </table:table-cell>
          <table:table-cell table:number-columns-repeated="16338"/>
        </table:table-row>
        <table:table-row table:style-name="ro2">
          <table:table-cell table:style-name="ce6" office:value-type="float" office:value="522718" calcext:value-type="float">
            <text:p>522718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HTAc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GNID</text:p>
          </table:table-cell>
          <table:table-cell table:style-name="ce13"/>
          <table:table-cell table:formula="of:=36+6/7" office:value-type="float" office:value="36.8571428571429" calcext:value-type="float">
            <text:p>36.85714285714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8+1/7" office:value-type="float" office:value="38.1428571428571" calcext:value-type="float">
            <text:p>38.1428571428571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urgences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3" office:value-type="string" calcext:value-type="string">
            <text:p>RCIU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RCIU</text:p>
          </table:table-cell>
          <table:table-cell table:formula="of:=38+1/7" office:value-type="float" office:value="38.1428571428571" calcext:value-type="float">
            <text:p>38.1428571428571</text:p>
          </table:table-cell>
          <table:table-cell office:value-type="string" calcext:value-type="string">
            <text:p>RCIU</text:p>
          </table:table-cell>
          <table:table-cell table:formula="of:=([.AE58]-[.U58])*7" office:value-type="float" office:value="0" calcext:value-type="float">
            <text:p>0</text:p>
          </table:table-cell>
          <table:table-cell table:number-columns-repeated="16338"/>
        </table:table-row>
        <table:table-row table:style-name="ro2">
          <table:table-cell table:style-name="ce6" office:value-type="float" office:value="514682" calcext:value-type="float">
            <text:p>514682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HTAc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RP</text:p>
          </table:table-cell>
          <table:table-cell office:value-type="string" calcext:value-type="string">
            <text:p>DGID</text:p>
          </table:table-cell>
          <table:table-cell/>
          <table:table-cell table:formula="of:=33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6+2/7" office:value-type="float" office:value="36.2857142857143" calcext:value-type="float">
            <text:p>36.2857142857143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urgences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3" office:value-type="string" calcext:value-type="string">
            <text:p>RCIU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ano bio</text:p>
          </table:table-cell>
          <table:table-cell table:formula="of:=36+2/7" office:value-type="float" office:value="36.2857142857143" calcext:value-type="float">
            <text:p>36.2857142857143</text:p>
          </table:table-cell>
          <table:table-cell office:value-type="string" calcext:value-type="string">
            <text:p>SFHTA + rciu</text:p>
          </table:table-cell>
          <table:table-cell table:formula="of:=([.AE59]-[.U59])*7" office:value-type="float" office:value="0" calcext:value-type="float">
            <text:p>0</text:p>
          </table:table-cell>
          <table:table-cell table:number-columns-repeated="16338"/>
        </table:table-row>
        <table:table-row table:style-name="ro2">
          <table:table-cell table:style-name="ce6" office:value-type="float" office:value="485121" calcext:value-type="float">
            <text:p>485121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HTAc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table:style-name="ce13"/>
          <table:table-cell office:value-type="string" calcext:value-type="string">
            <text:p>cerclage</text:p>
          </table:table-cell>
          <table:table-cell table:formula="of:=27+5/7" office:value-type="float" office:value="27.7142857142857" calcext:value-type="float">
            <text:p>27.71428571428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mois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2+6/7" office:value-type="float" office:value="32.8571428571429" calcext:value-type="float">
            <text:p>32.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W spont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W spont</text:p>
          </table:table-cell>
          <table:table-cell table:formula="of:=32+6/7" office:value-type="float" office:value="32.8571428571429" calcext:value-type="float">
            <text:p>32.8571428571429</text:p>
          </table:table-cell>
          <table:table-cell/>
          <table:table-cell table:formula="of:=([.AE60]-[.U60])*7" office:value-type="float" office:value="0" calcext:value-type="float">
            <text:p>0</text:p>
          </table:table-cell>
          <table:table-cell table:number-columns-repeated="16338"/>
        </table:table-row>
        <table:table-row table:style-name="ro2">
          <table:table-cell table:style-name="ce7" office:value-type="float" office:value="460992" calcext:value-type="float">
            <text:p>460992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GID</text:p>
          </table:table-cell>
          <table:table-cell/>
          <table:table-cell table:formula="of:=31+5/7" office:value-type="float" office:value="31.7142857142857" calcext:value-type="float">
            <text:p>31.71428571428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7+2/7" office:value-type="float" office:value="37.2857142857143" calcext:value-type="float">
            <text:p>37.285714285714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W spo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W spont</text:p>
          </table:table-cell>
          <table:table-cell table:formula="of:=37+2/7" office:value-type="float" office:value="37.2857142857143" calcext:value-type="float">
            <text:p>37.2857142857143</text:p>
          </table:table-cell>
          <table:table-cell/>
          <table:table-cell table:formula="of:=([.AE61]-[.U61])*7" office:value-type="float" office:value="0" calcext:value-type="float">
            <text:p>0</text:p>
          </table:table-cell>
          <table:table-cell table:number-columns-repeated="16338"/>
        </table:table-row>
        <table:table-row table:style-name="ro2">
          <table:table-cell office:value-type="float" office:value="437843" calcext:value-type="float">
            <text:p>437843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T2</text:p>
          </table:table-cell>
          <table:table-cell/>
          <table:table-cell table:formula="of:=28+1/7" office:value-type="float" office:value="28.1428571428571" calcext:value-type="float">
            <text:p>28.14285714285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8+1/7" office:value-type="float" office:value="38.1428571428571" calcext:value-type="float">
            <text:p>38.142857142857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W spo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acrosomi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W spont</text:p>
          </table:table-cell>
          <table:table-cell table:formula="of:=38+1/7" office:value-type="float" office:value="38.1428571428571" calcext:value-type="float">
            <text:p>38.1428571428571</text:p>
          </table:table-cell>
          <table:table-cell/>
          <table:table-cell table:formula="of:=([.AE62]-[.U62])*7" office:value-type="float" office:value="0" calcext:value-type="float">
            <text:p>0</text:p>
          </table:table-cell>
          <table:table-cell table:number-columns-repeated="16338"/>
        </table:table-row>
        <table:table-row table:style-name="ro2">
          <table:table-cell office:value-type="float" office:value="513820" calcext:value-type="float">
            <text:p>513820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HTAc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MFIU</text:p>
          </table:table-cell>
          <table:table-cell table:number-columns-repeated="2"/>
          <table:table-cell table:formula="of:=30+1/7" office:value-type="float" office:value="30.1428571428571" calcext:value-type="float">
            <text:p>30.14285714285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3" office:value-type="string" calcext:value-type="string">
            <text:p>patho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9+6/7" office:value-type="float" office:value="39.8571428571429" calcext:value-type="float">
            <text:p>39.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W spo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patho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W spont</text:p>
          </table:table-cell>
          <table:table-cell table:formula="of:=39+6/7" office:value-type="float" office:value="39.8571428571429" calcext:value-type="float">
            <text:p>39.8571428571429</text:p>
          </table:table-cell>
          <table:table-cell/>
          <table:table-cell table:formula="of:=([.AE63]-[.U63])*7" office:value-type="float" office:value="0" calcext:value-type="float">
            <text:p>0</text:p>
          </table:table-cell>
          <table:table-cell table:number-columns-repeated="16338"/>
        </table:table-row>
        <table:table-row table:style-name="ro2">
          <table:table-cell office:value-type="float" office:value="517666" calcext:value-type="float">
            <text:p>517666</text:p>
          </table:table-cell>
          <table:table-cell table:style-name="ce12" office:value-type="string" calcext:value-type="string">
            <text:p>argenteuil</text:p>
          </table:table-cell>
          <table:table-cell office:value-type="string" calcext:value-type="string">
            <text:p>HTAc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string" calcext:value-type="string">
            <text:p>RCIU</text:p>
          </table:table-cell>
          <table:table-cell table:formula="of:=32+5/7" office:value-type="float" office:value="32.7142857142857" calcext:value-type="float">
            <text:p>32.714285714285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rgences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RCIU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ARCF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RCF</text:p>
          </table:table-cell>
          <table:table-cell table:formula="of:=([.AE64]-[.U64])*7" office:value-type="float" office:value="0" calcext:value-type="float">
            <text:p>0</text:p>
          </table:table-cell>
          <table:table-cell table:number-columns-repeated="16338"/>
        </table:table-row>
        <table:table-row table:style-name="ro2">
          <table:table-cell table:style-name="ce6" office:value-type="float" office:value="519611" calcext:value-type="float">
            <text:p>519611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HTAc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35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c</text:p>
          </table:table-cell>
          <table:table-cell table:formula="of:=36+6/7" office:value-type="float" office:value="36.8571428571429" calcext:value-type="float">
            <text:p>36.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TA</text:p>
          </table:table-cell>
          <table:table-cell table:formula="of:=([.AE65]-[.U65])*7" office:value-type="float" office:value="1.00000000000002" calcext:value-type="float">
            <text:p>1.00000000000002</text:p>
          </table:table-cell>
          <table:table-cell table:number-columns-repeated="16338"/>
        </table:table-row>
        <table:table-row table:style-name="ro2">
          <table:table-cell office:value-type="float" office:value="227712" calcext:value-type="float">
            <text:p>227712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28+1/7" office:value-type="float" office:value="28.1428571428571" calcext:value-type="float">
            <text:p>28.14285714285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g</text:p>
          </table:table-cell>
          <table:table-cell table:formula="of:=34+1/7" office:value-type="float" office:value="34.1428571428571" calcext:value-type="float">
            <text:p>34.1428571428571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urgence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ano bio</text:p>
          </table:table-cell>
          <table:table-cell table:formula="of:=35+2/7" office:value-type="float" office:value="35.2857142857143" calcext:value-type="float">
            <text:p>35.2857142857143</text:p>
          </table:table-cell>
          <table:table-cell office:value-type="string" calcext:value-type="string">
            <text:p>ARCF</text:p>
          </table:table-cell>
          <table:table-cell table:formula="of:=([.AE66]-[.U66])*7" office:value-type="float" office:value="7.99999999999997" calcext:value-type="float">
            <text:p>7.99999999999997</text:p>
          </table:table-cell>
          <table:table-cell table:number-columns-repeated="16338"/>
        </table:table-row>
        <table:table-row table:style-name="ro2">
          <table:table-cell table:style-name="ce7" office:value-type="float" office:value="513523" calcext:value-type="float">
            <text:p>513523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g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GID</text:p>
          </table:table-cell>
          <table:table-cell/>
          <table:table-cell table:formula="of:=36+3/7" office:value-type="float" office:value="36.4285714285714" calcext:value-type="float">
            <text:p>36.42857142857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g</text:p>
          </table:table-cell>
          <table:table-cell table:formula="of:=38+3/7" office:value-type="float" office:value="38.4285714285714" calcext:value-type="float">
            <text:p>38.428571428571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rgenc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ARCF</text:p>
          </table:table-cell>
          <table:table-cell table:formula="of:=38+3/7" office:value-type="float" office:value="38.4285714285714" calcext:value-type="float">
            <text:p>38.4285714285714</text:p>
          </table:table-cell>
          <table:table-cell office:value-type="string" calcext:value-type="string">
            <text:p>ARCF</text:p>
          </table:table-cell>
          <table:table-cell table:formula="of:=([.AE67]-[.U67])*7" office:value-type="float" office:value="0" calcext:value-type="float">
            <text:p>0</text:p>
          </table:table-cell>
          <table:table-cell table:number-columns-repeated="16338"/>
        </table:table-row>
        <table:table-row table:style-name="ro2">
          <table:table-cell office:value-type="float" office:value="278817" calcext:value-type="float">
            <text:p>278817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g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/>
          <table:table-cell office:value-type="string" calcext:value-type="string">
            <text:p>DGID</text:p>
          </table:table-cell>
          <table:table-cell/>
          <table:table-cell table:formula="of:=32+1/7" office:value-type="float" office:value="32.1428571428571" calcext:value-type="float">
            <text:p>32.14285714285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g</text:p>
          </table:table-cell>
          <table:table-cell table:formula="of:=37+4/7" office:value-type="float" office:value="37.5714285714286" calcext:value-type="float">
            <text:p>37.5714285714286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urgenc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RCIU</text:p>
          </table:table-cell>
          <table:table-cell table:formula="of:=37+4/7" office:value-type="float" office:value="37.5714285714286" calcext:value-type="float">
            <text:p>37.5714285714286</text:p>
          </table:table-cell>
          <table:table-cell table:style-name="ce13" office:value-type="string" calcext:value-type="string">
            <text:p>RCIU</text:p>
          </table:table-cell>
          <table:table-cell table:formula="of:=([.AE68]-[.U68])*7" office:value-type="float" office:value="0" calcext:value-type="float">
            <text:p>0</text:p>
          </table:table-cell>
          <table:table-cell table:number-columns-repeated="16338"/>
        </table:table-row>
        <table:table-row table:style-name="ro2">
          <table:table-cell table:style-name="ce3" office:value-type="float" office:value="487721" calcext:value-type="float">
            <text:p>487721</text:p>
          </table:table-cell>
          <table:table-cell table:style-name="ce12" office:value-type="string" calcext:value-type="string">
            <text:p>argenteuil</text:p>
          </table:table-cell>
          <table:table-cell office:value-type="string" calcext:value-type="string">
            <text:p>HTAg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GNID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/mois</text:p>
          </table:table-cell>
          <table:table-cell office:value-type="string" calcext:value-type="string">
            <text:p>macrosomi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g</text:p>
          </table:table-cell>
          <table:table-cell table:formula="of:=37+2/7" office:value-type="float" office:value="37.2857142857143" calcext:value-type="float">
            <text:p>37.285714285714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macrosomi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table:formula="of:=37+3/7" office:value-type="float" office:value="37.4285714285714" calcext:value-type="float">
            <text:p>37.4285714285714</text:p>
          </table:table-cell>
          <table:table-cell office:value-type="string" calcext:value-type="string">
            <text:p>ATCD MFIU</text:p>
          </table:table-cell>
          <table:table-cell table:formula="of:=([.AE69]-[.U69])*7" office:value-type="float" office:value="1.00000000000002" calcext:value-type="float">
            <text:p>1.00000000000002</text:p>
          </table:table-cell>
          <table:table-cell table:number-columns-repeated="16338"/>
        </table:table-row>
        <table:table-row table:style-name="ro2">
          <table:table-cell table:style-name="ce4" office:value-type="float" office:value="524484" calcext:value-type="float">
            <text:p>524484</text:p>
          </table:table-cell>
          <table:table-cell table:style-name="ce12" office:value-type="string" calcext:value-type="string">
            <text:p>argenteuil</text:p>
          </table:table-cell>
          <table:table-cell office:value-type="string" calcext:value-type="string">
            <text:p>HTAg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AG</text:p>
          </table:table-cell>
          <table:table-cell office:value-type="string" calcext:value-type="string">
            <text:p>DGID</text:p>
          </table:table-cell>
          <table:table-cell/>
          <table:table-cell table:formula="of:=32+4/7" office:value-type="float" office:value="32.5714285714286" calcext:value-type="float">
            <text:p>32.57142857142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g</text:p>
          </table:table-cell>
          <table:table-cell table:formula="of:=38+1/7" office:value-type="float" office:value="38.1428571428571" calcext:value-type="float">
            <text:p>38.142857142857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declt</text:p>
          </table:table-cell>
          <table:table-cell table:formula="of:=38+3/7" office:value-type="float" office:value="38.4285714285714" calcext:value-type="float">
            <text:p>38.4285714285714</text:p>
          </table:table-cell>
          <table:table-cell office:value-type="string" calcext:value-type="string">
            <text:p>DGID + HTA</text:p>
          </table:table-cell>
          <table:table-cell table:formula="of:=([.AE70]-[.U70])*7" office:value-type="float" office:value="1.99999999999999" calcext:value-type="float">
            <text:p>1.99999999999999</text:p>
          </table:table-cell>
          <table:table-cell table:number-columns-repeated="16338"/>
        </table:table-row>
        <table:table-row table:style-name="ro2">
          <table:table-cell office:value-type="float" office:value="508218" calcext:value-type="float">
            <text:p>508218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HTAg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FCT</text:p>
          </table:table-cell>
          <table:table-cell office:value-type="string" calcext:value-type="string">
            <text:p>DGID</text:p>
          </table:table-cell>
          <table:table-cell/>
          <table:table-cell table:formula="of:=30+2/7" office:value-type="float" office:value="30.2857142857143" calcext:value-type="float">
            <text:p>30.28571428571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g</text:p>
          </table:table-cell>
          <table:table-cell table:formula="of:=38+5/7" office:value-type="float" office:value="38.7142857142857" calcext:value-type="float">
            <text:p>38.714285714285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GID desequ</text:p>
          </table:table-cell>
          <table:table-cell table:formula="of:=([.AE71]-[.U71])*7" office:value-type="float" office:value="1.99999999999999" calcext:value-type="float">
            <text:p>1.99999999999999</text:p>
          </table:table-cell>
          <table:table-cell table:number-columns-repeated="16338"/>
        </table:table-row>
        <table:table-row table:style-name="ro2">
          <table:table-cell office:value-type="float" office:value="509494" calcext:value-type="float">
            <text:p>509494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HTAg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GNID</text:p>
          </table:table-cell>
          <table:table-cell/>
          <table:table-cell table:formula="of:=29+1/7" office:value-type="float" office:value="29.1428571428571" calcext:value-type="float">
            <text:p>29.14285714285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g</text:p>
          </table:table-cell>
          <table:table-cell table:formula="of:=38+6/7" office:value-type="float" office:value="38.8571428571429" calcext:value-type="float">
            <text:p>38.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GNID desequ</text:p>
          </table:table-cell>
          <table:table-cell table:formula="of:=([.AE72]-[.U72])*7" office:value-type="float" office:value="1.00000000000002" calcext:value-type="float">
            <text:p>1.00000000000002</text:p>
          </table:table-cell>
          <table:table-cell table:number-columns-repeated="16338"/>
        </table:table-row>
        <table:table-row table:style-name="ro2">
          <table:table-cell table:style-name="ce8" office:value-type="float" office:value="513515" calcext:value-type="float">
            <text:p>513515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HTAg</text:p>
          </table:table-cell>
          <table:table-cell office:value-type="float" office:value="38" calcext:value-type="float">
            <text:p>38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/>
          <table:table-cell table:style-name="ce13" office:value-type="string" calcext:value-type="string">
            <text:p>DT2</text:p>
          </table:table-cell>
          <table:table-cell table:style-name="ce13"/>
          <table:table-cell table:formula="of:=29+3/7" office:value-type="float" office:value="29.4285714285714" calcext:value-type="float">
            <text:p>29.42857142857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g</text:p>
          </table:table-cell>
          <table:table-cell table:formula="of:=37+6/7" office:value-type="float" office:value="37.8571428571429" calcext:value-type="float">
            <text:p>37.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TA+DG</text:p>
          </table:table-cell>
          <table:table-cell table:formula="of:=([.AE73]-[.U73])*7" office:value-type="float" office:value="1.00000000000002" calcext:value-type="float">
            <text:p>1.00000000000002</text:p>
          </table:table-cell>
          <table:table-cell table:number-columns-repeated="16338"/>
        </table:table-row>
        <table:table-row table:style-name="ro2">
          <table:table-cell table:style-name="ce4" office:value-type="float" office:value="423810" calcext:value-type="float">
            <text:p>423810</text:p>
          </table:table-cell>
          <table:table-cell table:style-name="ce12" office:value-type="string" calcext:value-type="string">
            <text:p>argenteuil</text:p>
          </table:table-cell>
          <table:table-cell office:value-type="string" calcext:value-type="string">
            <text:p>HTAg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MFIU</text:p>
          </table:table-cell>
          <table:table-cell table:number-columns-repeated="2"/>
          <table:table-cell table:formula="of:=31+5/7" office:value-type="float" office:value="31.7142857142857" calcext:value-type="float">
            <text:p>31.71428571428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macrosomi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g</text:p>
          </table:table-cell>
          <table:table-cell table:formula="of:=38+4/7" office:value-type="float" office:value="38.5714285714286" calcext:value-type="float">
            <text:p>38.571428571428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macrosomi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TA</text:p>
          </table:table-cell>
          <table:table-cell table:formula="of:=([.AE74]-[.U74])*7" office:value-type="float" office:value="3.00000000000001" calcext:value-type="float">
            <text:p>3.00000000000001</text:p>
          </table:table-cell>
          <table:table-cell table:number-columns-repeated="16338"/>
        </table:table-row>
        <table:table-row table:style-name="ro2">
          <table:table-cell table:style-name="ce3" office:value-type="float" office:value="515336" calcext:value-type="float">
            <text:p>515336</text:p>
          </table:table-cell>
          <table:table-cell table:style-name="ce12" office:value-type="string" calcext:value-type="string">
            <text:p>argenteuil</text:p>
          </table:table-cell>
          <table:table-cell office:value-type="string" calcext:value-type="string">
            <text:p>P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ti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DGID</text:p>
          </table:table-cell>
          <table:table-cell/>
          <table:table-cell table:formula="of:=27+3/7" office:value-type="float" office:value="27.4285714285714" calcext:value-type="float">
            <text:p>27.42857142857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decl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</text:p>
          </table:table-cell>
          <table:table-cell table:formula="of:=([.AE75]-[.U75])*7" office:value-type="float" office:value="0" calcext:value-type="float">
            <text:p>0</text:p>
          </table:table-cell>
          <table:table-cell table:number-columns-repeated="16338"/>
        </table:table-row>
        <table:table-row table:style-name="ro2">
          <table:table-cell table:style-name="ce9" office:value-type="float" office:value="516775" calcext:value-type="float">
            <text:p>516775</text:p>
          </table:table-cell>
          <table:table-cell table:style-name="ce12" office:value-type="string" calcext:value-type="string">
            <text:p>argenteuil</text:p>
          </table:table-cell>
          <table:table-cell office:value-type="string" calcext:value-type="string">
            <text:p>HTAg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GNID</text:p>
          </table:table-cell>
          <table:table-cell office:value-type="string" calcext:value-type="string">
            <text:p>RCIU</text:p>
          </table:table-cell>
          <table:table-cell table:formula="of:=27+2/7" office:value-type="float" office:value="27.2857142857143" calcext:value-type="float">
            <text:p>27.28571428571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g</text:p>
          </table:table-cell>
          <table:table-cell table:formula="of:=35+5/7" office:value-type="float" office:value="35.7142857142857" calcext:value-type="float">
            <text:p>35.7142857142857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urgences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macrosomi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ano bio</text:p>
          </table:table-cell>
          <table:table-cell table:formula="of:=36+1/7" office:value-type="float" office:value="36.1428571428571" calcext:value-type="float">
            <text:p>36.1428571428571</text:p>
          </table:table-cell>
          <table:table-cell office:value-type="string" calcext:value-type="string">
            <text:p>PE</text:p>
          </table:table-cell>
          <table:table-cell table:formula="of:=([.AE76]-[.U76])*7" office:value-type="float" office:value="3.00000000000001" calcext:value-type="float">
            <text:p>3.00000000000001</text:p>
          </table:table-cell>
          <table:table-cell table:number-columns-repeated="16338"/>
        </table:table-row>
        <table:table-row table:style-name="ro2">
          <table:table-cell table:style-name="ce7" office:value-type="float" office:value="411682" calcext:value-type="float">
            <text:p>411682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g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office:value-type="string" calcext:value-type="string">
            <text:p>DGID</text:p>
          </table:table-cell>
          <table:table-cell/>
          <table:table-cell table:formula="of:=35+4/7" office:value-type="float" office:value="35.5714285714286" calcext:value-type="float">
            <text:p>35.57142857142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g</text:p>
          </table:table-cell>
          <table:table-cell table:formula="of:=36+1/7" office:value-type="float" office:value="36.1428571428571" calcext:value-type="float">
            <text:p>36.142857142857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W spo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W spont</text:p>
          </table:table-cell>
          <table:table-cell table:formula="of:=36+1/7" office:value-type="float" office:value="36.1428571428571" calcext:value-type="float">
            <text:p>36.1428571428571</text:p>
          </table:table-cell>
          <table:table-cell/>
          <table:table-cell table:formula="of:=([.AE77]-[.U77])*7" office:value-type="float" office:value="0" calcext:value-type="float">
            <text:p>0</text:p>
          </table:table-cell>
          <table:table-cell table:number-columns-repeated="16338"/>
        </table:table-row>
        <table:table-row table:style-name="ro4">
          <table:table-cell office:value-type="string" calcext:value-type="string">
            <text:p/>
            <text:p>511908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HTAg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31+3/7" office:value-type="float" office:value="31.4285714285714" calcext:value-type="float">
            <text:p>31.42857142857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g</text:p>
          </table:table-cell>
          <table:table-cell table:formula="of:=39+3/7" office:value-type="float" office:value="39.4285714285714" calcext:value-type="float">
            <text:p>39.4285714285714</text:p>
          </table:table-cell>
          <table:table-cell office:value-type="string" calcext:value-type="string">
            <text:p>cholestase</text:p>
          </table:table-cell>
          <table:table-cell office:value-type="string" calcext:value-type="string">
            <text:p>W spo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W spont</text:p>
          </table:table-cell>
          <table:table-cell table:formula="of:=39+3/7" office:value-type="float" office:value="39.4285714285714" calcext:value-type="float">
            <text:p>39.4285714285714</text:p>
          </table:table-cell>
          <table:table-cell/>
          <table:table-cell table:formula="of:=([.AE78]-[.U78])*7" office:value-type="float" office:value="0" calcext:value-type="float">
            <text:p>0</text:p>
          </table:table-cell>
          <table:table-cell table:number-columns-repeated="16338"/>
        </table:table-row>
        <table:table-row table:style-name="ro2">
          <table:table-cell table:style-name="ce4" office:value-type="float" office:value="523229" calcext:value-type="float">
            <text:p>523229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g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28+6/7" office:value-type="float" office:value="28.8571428571429" calcext:value-type="float">
            <text:p>28.85714285714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g</text:p>
          </table:table-cell>
          <table:table-cell table:formula="of:=30+5/7" office:value-type="float" office:value="30.7142857142857" calcext:value-type="float">
            <text:p>30.714285714285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rgenc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ARCF</text:p>
          </table:table-cell>
          <table:table-cell table:formula="of:=30+6/7" office:value-type="float" office:value="30.8571428571429" calcext:value-type="float">
            <text:p>30.8571428571429</text:p>
          </table:table-cell>
          <table:table-cell office:value-type="string" calcext:value-type="string">
            <text:p>ARCF</text:p>
          </table:table-cell>
          <table:table-cell table:formula="of:=([.AE79]-[.U79])*7" office:value-type="float" office:value="0.999999999999996" calcext:value-type="float">
            <text:p>0.999999999999996</text:p>
          </table:table-cell>
          <table:table-cell table:number-columns-repeated="16338"/>
        </table:table-row>
        <table:table-row table:style-name="ro2">
          <table:table-cell office:value-type="float" office:value="480470" calcext:value-type="float">
            <text:p>480470</text:p>
          </table:table-cell>
          <table:table-cell table:style-name="ce12" office:value-type="string" calcext:value-type="string">
            <text:p>argenteuil</text:p>
          </table:table-cell>
          <table:table-cell office:value-type="string" calcext:value-type="string">
            <text:p>HTAc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/>
          <table:table-cell office:value-type="string" calcext:value-type="string">
            <text:p>DGID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g</text:p>
          </table:table-cell>
          <table:table-cell table:formula="of:=39+3/7" office:value-type="float" office:value="39.4285714285714" calcext:value-type="float">
            <text:p>39.428571428571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table:formula="of:=39+5/7" office:value-type="float" office:value="39.7142857142857" calcext:value-type="float">
            <text:p>39.7142857142857</text:p>
          </table:table-cell>
          <table:table-cell office:value-type="string" calcext:value-type="string">
            <text:p>HTA</text:p>
          </table:table-cell>
          <table:table-cell table:formula="of:=([.AE80]-[.U80])*7" office:value-type="float" office:value="1.99999999999999" calcext:value-type="float">
            <text:p>1.99999999999999</text:p>
          </table:table-cell>
          <table:table-cell table:number-columns-repeated="16338"/>
        </table:table-row>
        <table:table-row table:style-name="ro2">
          <table:table-cell table:style-name="ce5" office:value-type="float" office:value="527855" calcext:value-type="float">
            <text:p>527855</text:p>
          </table:table-cell>
          <table:table-cell table:style-name="ce12" office:value-type="string" calcext:value-type="string">
            <text:p>argenteuil</text:p>
          </table:table-cell>
          <table:table-cell office:value-type="string" calcext:value-type="string">
            <text:p>HTAg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string" calcext:value-type="string">
            <text:p>RCIU</text:p>
          </table:table-cell>
          <table:table-cell table:formula="of:=30+3/7" office:value-type="float" office:value="30.4285714285714" calcext:value-type="float">
            <text:p>30.42857142857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g</text:p>
          </table:table-cell>
          <table:table-cell table:formula="of:=32+4/7" office:value-type="float" office:value="32.5714285714286" calcext:value-type="float">
            <text:p>32.571428571428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rgences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MTR</text:p>
          </table:table-cell>
          <table:table-cell table:formula="of:=32+5/7" office:value-type="float" office:value="32.7142857142857" calcext:value-type="float">
            <text:p>32.7142857142857</text:p>
          </table:table-cell>
          <table:table-cell office:value-type="string" calcext:value-type="string">
            <text:p>MTR</text:p>
          </table:table-cell>
          <table:table-cell table:formula="of:=([.AE81]-[.U81])*7" office:value-type="float" office:value="1.00000000000002" calcext:value-type="float">
            <text:p>1.00000000000002</text:p>
          </table:table-cell>
          <table:table-cell table:number-columns-repeated="16338"/>
        </table:table-row>
        <table:table-row table:style-name="ro3">
          <table:table-cell table:style-name="ce6" office:value-type="float" office:value="523602" calcext:value-type="float">
            <text:p>523602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HTAg</text:p>
          </table:table-cell>
          <table:table-cell office:value-type="float" office:value="32" calcext:value-type="float">
            <text:p>32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25+2/7" office:value-type="float" office:value="25.2857142857143" calcext:value-type="float">
            <text:p>25.28571428571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g</text:p>
          </table:table-cell>
          <table:table-cell table:formula="of:=35+4/7" office:value-type="float" office:value="35.5714285714286" calcext:value-type="float">
            <text:p>35.5714285714286</text:p>
          </table:table-cell>
          <table:table-cell table:style-name="ce13" office:value-type="string" calcext:value-type="string">
            <text:p>PE</text:p>
            <text:p>RCIU</text:p>
          </table:table-cell>
          <table:table-cell office:value-type="string" calcext:value-type="string">
            <text:p>urgences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RCIU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ano bi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</text:p>
          </table:table-cell>
          <table:table-cell table:formula="of:=([.AE82]-[.U82])*7" office:value-type="float" office:value="3.00000000000001" calcext:value-type="float">
            <text:p>3.00000000000001</text:p>
          </table:table-cell>
          <table:table-cell table:number-columns-repeated="16338"/>
        </table:table-row>
        <table:table-row table:style-name="ro2">
          <table:table-cell office:value-type="float" office:value="481813" calcext:value-type="float">
            <text:p>481813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g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GID</text:p>
          </table:table-cell>
          <table:table-cell/>
          <table:table-cell table:formula="of:=37+1/7" office:value-type="float" office:value="37.1428571428571" calcext:value-type="float">
            <text:p>37.14285714285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g</text:p>
          </table:table-cell>
          <table:table-cell table:formula="of:=37+5/7" office:value-type="float" office:value="37.7142857142857" calcext:value-type="float">
            <text:p>37.7142857142857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urgenc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ano bio</text:p>
          </table:table-cell>
          <table:table-cell table:formula="of:=37+5/7" office:value-type="float" office:value="37.7142857142857" calcext:value-type="float">
            <text:p>37.7142857142857</text:p>
          </table:table-cell>
          <table:table-cell office:value-type="string" calcext:value-type="string">
            <text:p>PE</text:p>
          </table:table-cell>
          <table:table-cell table:formula="of:=([.AE83]-[.U83])*7" office:value-type="float" office:value="0" calcext:value-type="float">
            <text:p>0</text:p>
          </table:table-cell>
          <table:table-cell table:number-columns-repeated="16338"/>
        </table:table-row>
        <table:table-row table:style-name="ro2">
          <table:table-cell table:style-name="ce6" office:value-type="float" office:value="517696" calcext:value-type="float">
            <text:p>517696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HTAg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MA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AG</text:p>
          </table:table-cell>
          <table:table-cell/>
          <table:table-cell office:value-type="string" calcext:value-type="string">
            <text:p>RCIU</text:p>
          </table:table-cell>
          <table:table-cell table:formula="of:=25+2/7" office:value-type="float" office:value="25.2857142857143" calcext:value-type="float">
            <text:p>25.28571428571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g</text:p>
          </table:table-cell>
          <table:table-cell table:formula="of:=25+2/7" office:value-type="float" office:value="25.2857142857143" calcext:value-type="float">
            <text:p>25.285714285714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rgences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RCIU</text:p>
          </table:table-cell>
          <table:table-cell table:style-name="ce13" office:value-type="string" calcext:value-type="string">
            <text:p>monothérapie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ARCF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CIU</text:p>
          </table:table-cell>
          <table:table-cell table:formula="of:=([.AE84]-[.U84])*7" office:value-type="float" office:value="12" calcext:value-type="float">
            <text:p>12</text:p>
          </table:table-cell>
          <table:table-cell table:number-columns-repeated="16338"/>
        </table:table-row>
        <table:table-row table:style-name="ro3">
          <table:table-cell office:value-type="float" office:value="513779" calcext:value-type="float">
            <text:p>513779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g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GID</text:p>
          </table:table-cell>
          <table:table-cell/>
          <table:table-cell table:formula="of:=28+1/7" office:value-type="float" office:value="28.1428571428571" calcext:value-type="float">
            <text:p>28.14285714285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g</text:p>
          </table:table-cell>
          <table:table-cell office:value-type="float" office:value="37" calcext:value-type="float">
            <text:p>37</text:p>
          </table:table-cell>
          <table:table-cell table:style-name="ce13" office:value-type="string" calcext:value-type="string">
            <text:p>PE</text:p>
            <text:p>RCIU</text:p>
          </table:table-cell>
          <table:table-cell office:value-type="string" calcext:value-type="string">
            <text:p>urgenc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ano bio</text:p>
          </table:table-cell>
          <table:table-cell table:formula="of:=37+2/7" office:value-type="float" office:value="37.2857142857143" calcext:value-type="float">
            <text:p>37.2857142857143</text:p>
          </table:table-cell>
          <table:table-cell office:value-type="string" calcext:value-type="string">
            <text:p>RCIU + PE</text:p>
          </table:table-cell>
          <table:table-cell table:formula="of:=([.AE85]-[.U85])*7" office:value-type="float" office:value="1.99999999999999" calcext:value-type="float">
            <text:p>1.99999999999999</text:p>
          </table:table-cell>
          <table:table-cell table:number-columns-repeated="16338"/>
        </table:table-row>
        <table:table-row table:style-name="ro2">
          <table:table-cell table:style-name="ce4" office:value-type="float" office:value="493806" calcext:value-type="float">
            <text:p>493806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g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/>
          <table:table-cell office:value-type="string" calcext:value-type="string">
            <text:p>RPM</text:p>
          </table:table-cell>
          <table:table-cell table:formula="of:=30+4/7" office:value-type="float" office:value="30.5714285714286" calcext:value-type="float">
            <text:p>30.571428571428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g</text:p>
          </table:table-cell>
          <table:table-cell table:formula="of:=33+1/7" office:value-type="float" office:value="33.1428571428571" calcext:value-type="float">
            <text:p>33.142857142857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rgence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W spont</text:p>
          </table:table-cell>
          <table:table-cell table:formula="of:=34+5/7" office:value-type="float" office:value="34.7142857142857" calcext:value-type="float">
            <text:p>34.7142857142857</text:p>
          </table:table-cell>
          <table:table-cell/>
          <table:table-cell table:formula="of:=([.AE86]-[.U86])*7" office:value-type="float" office:value="11" calcext:value-type="float">
            <text:p>11</text:p>
          </table:table-cell>
          <table:table-cell table:number-columns-repeated="16338"/>
        </table:table-row>
        <table:table-row table:style-name="ro2">
          <table:table-cell office:value-type="float" office:value="518975" calcext:value-type="float">
            <text:p>518975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g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AG</text:p>
          </table:table-cell>
          <table:table-cell table:number-columns-repeated="2"/>
          <table:table-cell table:formula="of:=34+3/7" office:value-type="float" office:value="34.4285714285714" calcext:value-type="float">
            <text:p>34.42857142857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IU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g</text:p>
          </table:table-cell>
          <table:table-cell table:formula="of:=37+2/7" office:value-type="float" office:value="37.2857142857143" calcext:value-type="float">
            <text:p>37.285714285714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W spo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W spont</text:p>
          </table:table-cell>
          <table:table-cell table:formula="of:=37+2/7" office:value-type="float" office:value="37.2857142857143" calcext:value-type="float">
            <text:p>37.2857142857143</text:p>
          </table:table-cell>
          <table:table-cell/>
          <table:table-cell table:formula="of:=([.AE87]-[.U87])*7" office:value-type="float" office:value="0" calcext:value-type="float">
            <text:p>0</text:p>
          </table:table-cell>
          <table:table-cell table:number-columns-repeated="16338"/>
        </table:table-row>
        <table:table-row table:style-name="ro2">
          <table:table-cell office:value-type="float" office:value="514593" calcext:value-type="float">
            <text:p>514593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g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/>
          <table:table-cell office:value-type="string" calcext:value-type="string">
            <text:p>DGID</text:p>
          </table:table-cell>
          <table:table-cell/>
          <table:table-cell table:formula="of:=36+6/7" office:value-type="float" office:value="36.8571428571429" calcext:value-type="float">
            <text:p>36.85714285714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IU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g</text:p>
          </table:table-cell>
          <table:table-cell table:formula="of:=38+6/7" office:value-type="float" office:value="38.8571428571429" calcext:value-type="float">
            <text:p>38.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office:value-type="float" office:value="39" calcext:value-type="float">
            <text:p>39</text:p>
          </table:table-cell>
          <table:table-cell/>
          <table:table-cell table:formula="of:=([.AE88]-[.U88])*7" office:value-type="float" office:value="1.00000000000002" calcext:value-type="float">
            <text:p>1.00000000000002</text:p>
          </table:table-cell>
          <table:table-cell table:number-columns-repeated="16338"/>
        </table:table-row>
        <table:table-row table:style-name="ro3">
          <table:table-cell table:style-name="ce4" office:value-type="float" office:value="521049" calcext:value-type="float">
            <text:p>521049</text:p>
          </table:table-cell>
          <table:table-cell table:style-name="ce12" office:value-type="string" calcext:value-type="string">
            <text:p>argenteuil</text:p>
          </table:table-cell>
          <table:table-cell office:value-type="string" calcext:value-type="string">
            <text:p>HTAg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office:value-type="string" calcext:value-type="string">
            <text:p>DGNID</text:p>
          </table:table-cell>
          <table:table-cell/>
          <table:table-cell table:formula="of:=31+2/7" office:value-type="float" office:value="31.2857142857143" calcext:value-type="float">
            <text:p>31.285714285714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/sem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g</text:p>
          </table:table-cell>
          <table:table-cell table:formula="of:=31+5/7" office:value-type="float" office:value="31.7142857142857" calcext:value-type="float">
            <text:p>31.7142857142857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urgences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3" office:value-type="string" calcext:value-type="string">
            <text:p>RCIU</text:p>
            <text:p>Hydramnios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ano bio</text:p>
          </table:table-cell>
          <table:table-cell table:formula="of:=31+6/7" office:value-type="float" office:value="31.8571428571429" calcext:value-type="float">
            <text:p>31.8571428571429</text:p>
          </table:table-cell>
          <table:table-cell office:value-type="string" calcext:value-type="string">
            <text:p>PE</text:p>
          </table:table-cell>
          <table:table-cell table:formula="of:=([.AE89]-[.U89])*7" office:value-type="float" office:value="0.999999999999996" calcext:value-type="float">
            <text:p>0.999999999999996</text:p>
          </table:table-cell>
          <table:table-cell table:number-columns-repeated="16338"/>
        </table:table-row>
        <table:table-row table:style-name="ro2">
          <table:table-cell table:style-name="ce4" office:value-type="float" office:value="528319" calcext:value-type="float">
            <text:p>528319</text:p>
          </table:table-cell>
          <table:table-cell table:style-name="ce12" office:value-type="string" calcext:value-type="string">
            <text:p>argenteuil</text:p>
          </table:table-cell>
          <table:table-cell table:style-name="ce13" office:value-type="string" calcext:value-type="string">
            <text:p>PE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table:style-name="ce13"/>
          <table:table-cell/>
          <table:table-cell table:formula="of:=34+4/7" office:value-type="float" office:value="34.5714285714286" calcext:value-type="float">
            <text:p>34.571428571428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g</text:p>
          </table:table-cell>
          <table:table-cell table:formula="of:=35+3/7" office:value-type="float" office:value="35.4285714285714" calcext:value-type="float">
            <text:p>35.428571428571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table:formula="of:=35+4/7" office:value-type="float" office:value="35.5714285714286" calcext:value-type="float">
            <text:p>35.5714285714286</text:p>
          </table:table-cell>
          <table:table-cell office:value-type="string" calcext:value-type="string">
            <text:p>RCIU</text:p>
          </table:table-cell>
          <table:table-cell table:formula="of:=([.AE90]-[.U90])*7" office:value-type="float" office:value="0.999999999999972" calcext:value-type="float">
            <text:p>0.999999999999972</text:p>
          </table:table-cell>
          <table:table-cell table:number-columns-repeated="16338"/>
        </table:table-row>
        <table:table-row table:style-name="ro2">
          <table:table-cell table:style-name="ce9" office:value-type="float" office:value="516943" calcext:value-type="float">
            <text:p>516943</text:p>
          </table:table-cell>
          <table:table-cell table:style-name="ce12" office:value-type="string" calcext:value-type="string">
            <text:p>argenteuil</text:p>
          </table:table-cell>
          <table:table-cell office:value-type="string" calcext:value-type="string">
            <text:p>P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FCT</text:p>
          </table:table-cell>
          <table:table-cell office:value-type="string" calcext:value-type="string">
            <text:p>DGID</text:p>
          </table:table-cell>
          <table:table-cell office:value-type="string" calcext:value-type="string">
            <text:p>RCIU</text:p>
          </table:table-cell>
          <table:table-cell table:formula="of:=36+1/7" office:value-type="float" office:value="36.1428571428571" calcext:value-type="float">
            <text:p>36.142857142857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table:style-name="ce25" office:value-type="string" calcext:value-type="string">
            <text:p>1 a 3</text:p>
          </table:table-cell>
          <table:table-cell office:value-type="string" calcext:value-type="string">
            <text:p>PE</text:p>
          </table:table-cell>
          <table:table-cell table:formula="of:=36+5/7" office:value-type="float" office:value="36.7142857142857" calcext:value-type="float">
            <text:p>36.714285714285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rgences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RCF</text:p>
          </table:table-cell>
          <table:table-cell table:formula="of:=36+5/7" office:value-type="float" office:value="36.7142857142857" calcext:value-type="float">
            <text:p>36.7142857142857</text:p>
          </table:table-cell>
          <table:table-cell office:value-type="string" calcext:value-type="string">
            <text:p>ARCF</text:p>
          </table:table-cell>
          <table:table-cell table:formula="of:=([.AE91]-[.U91])*7" office:value-type="float" office:value="0" calcext:value-type="float">
            <text:p>0</text:p>
          </table:table-cell>
          <table:table-cell table:number-columns-repeated="16338"/>
        </table:table-row>
        <table:table-row table:style-name="ro2">
          <table:table-cell office:value-type="float" office:value="518898" calcext:value-type="float">
            <text:p>518898</text:p>
          </table:table-cell>
          <table:table-cell office:value-type="string" calcext:value-type="string">
            <text:p>MONTFERMEIL</text:p>
          </table:table-cell>
          <table:table-cell office:value-type="string" calcext:value-type="string">
            <text:p>HTAc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RP</text:p>
          </table:table-cell>
          <table:table-cell/>
          <table:table-cell office:value-type="string" calcext:value-type="string">
            <text:p>RCIU</text:p>
          </table:table-cell>
          <table:table-cell table:formula="of:=32+1/7" office:value-type="float" office:value="32.1428571428571" calcext:value-type="float">
            <text:p>32.14285714285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Bithérapie</text:p>
          </table:table-cell>
          <table:table-cell table:style-name="ce13" office:value-type="string" calcext:value-type="string">
            <text:p>patho</text:p>
          </table:table-cell>
          <table:table-cell table:style-name="ce25" office:value-type="string" calcext:value-type="string">
            <text:p>1 a 3</text:p>
          </table:table-cell>
          <table:table-cell office:value-type="string" calcext:value-type="string">
            <text:p>PE</text:p>
          </table:table-cell>
          <table:table-cell table:formula="of:=34+5/7" office:value-type="float" office:value="34.7142857142857" calcext:value-type="float">
            <text:p>34.714285714285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rgenc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HTA</text:p>
          </table:table-cell>
          <table:table-cell table:number-columns-repeated="3" office:value-type="string" calcext:value-type="string">
            <text:p>NC</text:p>
          </table:table-cell>
          <table:table-cell table:number-columns-repeated="16338"/>
        </table:table-row>
        <table:table-row table:style-name="ro2">
          <table:table-cell table:style-name="ce3" office:value-type="float" office:value="516202" calcext:value-type="float">
            <text:p>516202</text:p>
          </table:table-cell>
          <table:table-cell table:style-name="ce12" office:value-type="string" calcext:value-type="string">
            <text:p>argenteuil</text:p>
          </table:table-cell>
          <table:table-cell office:value-type="string" calcext:value-type="string">
            <text:p>PE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MA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GNID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PE</text:p>
          </table:table-cell>
          <table:table-cell table:formula="of:=34+4/7" office:value-type="float" office:value="34.5714285714286" calcext:value-type="float">
            <text:p>34.571428571428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rgences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table:style-name="ce25" office:value-type="string" calcext:value-type="string">
            <text:p>1 a 3</text:p>
          </table:table-cell>
          <table:table-cell office:value-type="string" calcext:value-type="string">
            <text:p>ano bio</text:p>
          </table:table-cell>
          <table:table-cell table:formula="of:=34+4/7" office:value-type="float" office:value="34.5714285714286" calcext:value-type="float">
            <text:p>34.5714285714286</text:p>
          </table:table-cell>
          <table:table-cell office:value-type="string" calcext:value-type="string">
            <text:p>PE</text:p>
          </table:table-cell>
          <table:table-cell table:formula="of:=([.AE93]-[.U93])*7" office:value-type="float" office:value="0" calcext:value-type="float">
            <text:p>0</text:p>
          </table:table-cell>
          <table:table-cell table:number-columns-repeated="16338"/>
        </table:table-row>
        <table:table-row table:style-name="ro2">
          <table:table-cell table:style-name="ce3" office:value-type="float" office:value="515419" calcext:value-type="float">
            <text:p>515419</text:p>
          </table:table-cell>
          <table:table-cell table:style-name="ce12" office:value-type="string" calcext:value-type="string">
            <text:p>argenteuil</text:p>
          </table:table-cell>
          <table:table-cell office:value-type="string" calcext:value-type="string">
            <text:p>P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MA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33+6/7" office:value-type="float" office:value="33.8571428571429" calcext:value-type="float">
            <text:p>33.85714285714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3" office:value-type="string" calcext:value-type="string">
            <text:p>patho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PE</text:p>
          </table:table-cell>
          <table:table-cell table:formula="of:=36+6/7" office:value-type="float" office:value="36.8571428571429" calcext:value-type="float">
            <text:p>36.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declt</text:p>
          </table:table-cell>
          <table:table-cell table:formula="of:=37+2/7" office:value-type="float" office:value="37.2857142857143" calcext:value-type="float">
            <text:p>37.2857142857143</text:p>
          </table:table-cell>
          <table:table-cell office:value-type="string" calcext:value-type="string">
            <text:p>PE</text:p>
          </table:table-cell>
          <table:table-cell table:formula="of:=([.AE94]-[.U94])*7" office:value-type="float" office:value="3.00000000000001" calcext:value-type="float">
            <text:p>3.00000000000001</text:p>
          </table:table-cell>
          <table:table-cell table:number-columns-repeated="16338"/>
        </table:table-row>
        <table:table-row table:style-name="ro2">
          <table:table-cell table:style-name="ce4" office:value-type="float" office:value="522883" calcext:value-type="float">
            <text:p>522883</text:p>
          </table:table-cell>
          <table:table-cell table:style-name="ce12" office:value-type="string" calcext:value-type="string">
            <text:p>argenteuil</text:p>
          </table:table-cell>
          <table:table-cell office:value-type="string" calcext:value-type="string">
            <text:p>PE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MA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office:value-type="string" calcext:value-type="string">
            <text:p>DGID</text:p>
          </table:table-cell>
          <table:table-cell table:style-name="ce13" office:value-type="string" calcext:value-type="string">
            <text:p>RPM</text:p>
          </table:table-cell>
          <table:table-cell table:formula="of:=27+3/7" office:value-type="float" office:value="27.4285714285714" calcext:value-type="float">
            <text:p>27.42857142857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PE</text:p>
          </table:table-cell>
          <table:table-cell table:formula="of:=37+2/7" office:value-type="float" office:value="37.2857142857143" calcext:value-type="float">
            <text:p>37.2857142857143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declt prog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office:value-type="string" calcext:value-type="string">
            <text:p>RCIU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patho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declt</text:p>
          </table:table-cell>
          <table:table-cell table:formula="of:=37+3/7" office:value-type="float" office:value="37.4285714285714" calcext:value-type="float">
            <text:p>37.4285714285714</text:p>
          </table:table-cell>
          <table:table-cell office:value-type="string" calcext:value-type="string">
            <text:p>PE</text:p>
          </table:table-cell>
          <table:table-cell table:formula="of:=([.AE95]-[.U95])*7" office:value-type="float" office:value="1.00000000000002" calcext:value-type="float">
            <text:p>1.00000000000002</text:p>
          </table:table-cell>
          <table:table-cell table:number-columns-repeated="16338"/>
        </table:table-row>
        <table:table-row table:style-name="ro2">
          <table:table-cell office:value-type="float" office:value="519588" calcext:value-type="float">
            <text:p>519588</text:p>
          </table:table-cell>
          <table:table-cell table:style-name="ce12" office:value-type="string" calcext:value-type="string">
            <text:p>argenteuil</text:p>
          </table:table-cell>
          <table:table-cell office:value-type="string" calcext:value-type="string">
            <text:p>P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GID</text:p>
          </table:table-cell>
          <table:table-cell/>
          <table:table-cell table:formula="of:=33+1/7" office:value-type="float" office:value="33.1428571428571" calcext:value-type="float">
            <text:p>33.14285714285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table:style-name="ce25" office:value-type="string" calcext:value-type="string">
            <text:p>1 a 3</text:p>
          </table:table-cell>
          <table:table-cell office:value-type="string" calcext:value-type="string">
            <text:p>PE</text:p>
          </table:table-cell>
          <table:table-cell table:formula="of:=33+6/7" office:value-type="float" office:value="33.8571428571429" calcext:value-type="float">
            <text:p>33.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rgences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ano bio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o bio PTU</text:p>
          </table:table-cell>
          <table:table-cell table:formula="of:=([.AE96]-[.U96])*7" office:value-type="float" office:value="1.00000000000002" calcext:value-type="float">
            <text:p>1.00000000000002</text:p>
          </table:table-cell>
          <table:table-cell table:number-columns-repeated="16338"/>
        </table:table-row>
        <table:table-row table:style-name="ro3">
          <table:table-cell table:style-name="ce3" office:value-type="float" office:value="515555" calcext:value-type="float">
            <text:p>515555</text:p>
          </table:table-cell>
          <table:table-cell table:style-name="ce12" office:value-type="string" calcext:value-type="string">
            <text:p>argenteuil</text:p>
          </table:table-cell>
          <table:table-cell table:style-name="ce13" office:value-type="string" calcext:value-type="string">
            <text:p>P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GID</text:p>
          </table:table-cell>
          <table:table-cell table:style-name="ce13" office:value-type="string" calcext:value-type="string">
            <text:p>Cholestase</text:p>
            <text:p>PAG</text:p>
          </table:table-cell>
          <table:table-cell table:formula="of:=35+5/7" office:value-type="float" office:value="35.7142857142857" calcext:value-type="float">
            <text:p>35.714285714285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monothérapie</text:p>
          </table:table-cell>
          <table:table-cell table:style-name="ce13" office:value-type="string" calcext:value-type="string">
            <text:p>patho</text:p>
          </table:table-cell>
          <table:table-cell office:value-type="string" calcext:value-type="string">
            <text:p>0,3-1</text:p>
          </table:table-cell>
          <table:table-cell table:style-name="ce13" office:value-type="string" calcext:value-type="string">
            <text:p>PE</text:p>
          </table:table-cell>
          <table:table-cell table:formula="of:=36+6/7" office:value-type="float" office:value="36.8571428571429" calcext:value-type="float">
            <text:p>36.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monothérapie</text:p>
          </table:table-cell>
          <table:table-cell table:style-name="ce13" office:value-type="string" calcext:value-type="string">
            <text:p>patho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declt</text:p>
          </table:table-cell>
          <table:table-cell table:formula="of:=37+2/7" office:value-type="float" office:value="37.2857142857143" calcext:value-type="float">
            <text:p>37.2857142857143</text:p>
          </table:table-cell>
          <table:table-cell office:value-type="string" calcext:value-type="string">
            <text:p>RCIU</text:p>
          </table:table-cell>
          <table:table-cell table:formula="of:=([.AE97]-[.U97])*7" office:value-type="float" office:value="3.00000000000001" calcext:value-type="float">
            <text:p>3.00000000000001</text:p>
          </table:table-cell>
          <table:table-cell table:number-columns-repeated="16338"/>
        </table:table-row>
        <table:table-row table:style-name="ro3">
          <table:table-cell table:style-name="ce6" office:value-type="float" office:value="479535" calcext:value-type="float">
            <text:p>479535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PE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table:style-name="ce13"/>
          <table:table-cell table:style-name="ce13" office:value-type="string" calcext:value-type="string">
            <text:p>oncocytome </text:p>
            <text:p>Rénal</text:p>
          </table:table-cell>
          <table:table-cell table:formula="of:=25+5/7" office:value-type="float" office:value="25.7142857142857" calcext:value-type="float">
            <text:p>25.714285714285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PE</text:p>
          </table:table-cell>
          <table:table-cell table:formula="of:=36+6/7" office:value-type="float" office:value="36.8571428571429" calcext:value-type="float">
            <text:p>36.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acrosomi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decl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</text:p>
          </table:table-cell>
          <table:table-cell table:formula="of:=([.AE98]-[.U98])*7" office:value-type="float" office:value="1.00000000000002" calcext:value-type="float">
            <text:p>1.00000000000002</text:p>
          </table:table-cell>
          <table:table-cell table:number-columns-repeated="16338"/>
        </table:table-row>
        <table:table-row table:style-name="ro2">
          <table:table-cell table:style-name="ce6" office:value-type="float" office:value="521825" calcext:value-type="float">
            <text:p>521825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PE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GNID</text:p>
          </table:table-cell>
          <table:table-cell/>
          <table:table-cell table:formula="of:=35+4/7" office:value-type="float" office:value="35.5714285714286" calcext:value-type="float">
            <text:p>35.571428571428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table:style-name="ce25" office:value-type="string" calcext:value-type="string">
            <text:p>1 a 3</text:p>
          </table:table-cell>
          <table:table-cell office:value-type="string" calcext:value-type="string">
            <text:p>PE</text:p>
          </table:table-cell>
          <table:table-cell table:formula="of:=36+6/7" office:value-type="float" office:value="36.8571428571429" calcext:value-type="float">
            <text:p>36.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decl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</text:p>
          </table:table-cell>
          <table:table-cell table:formula="of:=([.AE99]-[.U99])*7" office:value-type="float" office:value="1.00000000000002" calcext:value-type="float">
            <text:p>1.00000000000002</text:p>
          </table:table-cell>
          <table:table-cell table:number-columns-repeated="16338"/>
        </table:table-row>
        <table:table-row table:style-name="ro2">
          <table:table-cell table:style-name="ce6" office:value-type="float" office:value="413326" calcext:value-type="float">
            <text:p>413326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P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table:number-columns-repeated="2"/>
          <table:table-cell/>
          <table:table-cell table:formula="of:=35+3/7" office:value-type="float" office:value="35.4285714285714" calcext:value-type="float">
            <text:p>35.42857142857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table:style-name="ce23"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PE</text:p>
          </table:table-cell>
          <table:table-cell table:formula="of:=36+6/7" office:value-type="float" office:value="36.8571428571429" calcext:value-type="float">
            <text:p>36.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decl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</text:p>
          </table:table-cell>
          <table:table-cell table:formula="of:=([.AE100]-[.U100])*7" office:value-type="float" office:value="1.00000000000002" calcext:value-type="float">
            <text:p>1.00000000000002</text:p>
          </table:table-cell>
          <table:table-cell table:number-columns-repeated="16338"/>
        </table:table-row>
        <table:table-row table:style-name="ro2">
          <table:table-cell table:style-name="ce6" office:value-type="float" office:value="521930" calcext:value-type="float">
            <text:p>521930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PE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RP</text:p>
          </table:table-cell>
          <table:table-cell office:value-type="string" calcext:value-type="string">
            <text:p>DGID</text:p>
          </table:table-cell>
          <table:table-cell office:value-type="string" calcext:value-type="string">
            <text:p>RCIU</text:p>
          </table:table-cell>
          <table:table-cell table:formula="of:=35+1/7" office:value-type="float" office:value="35.1428571428571" calcext:value-type="float">
            <text:p>35.142857142857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Bithérapie</text:p>
          </table:table-cell>
          <table:table-cell table:style-name="ce23"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PE</text:p>
          </table:table-cell>
          <table:table-cell table:formula="of:=35+5/7" office:value-type="float" office:value="35.7142857142857" calcext:value-type="float">
            <text:p>35.714285714285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rgences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HT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</text:p>
          </table:table-cell>
          <table:table-cell table:formula="of:=([.AE101]-[.U101])*7" office:value-type="float" office:value="8.99999999999999" calcext:value-type="float">
            <text:p>8.99999999999999</text:p>
          </table:table-cell>
          <table:table-cell table:number-columns-repeated="16338"/>
        </table:table-row>
        <table:table-row table:style-name="ro2">
          <table:table-cell table:style-name="ce6" office:value-type="float" office:value="521859" calcext:value-type="float">
            <text:p>521859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P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PE</text:p>
          </table:table-cell>
          <table:table-cell table:formula="of:=35+6/7" office:value-type="float" office:value="35.8571428571429" calcext:value-type="float">
            <text:p>35.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rgences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style-name="ce13" office:value-type="string" calcext:value-type="string">
            <text:p>patho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HTA</text:p>
          </table:table-cell>
          <table:table-cell table:formula="of:=36+2/7" office:value-type="float" office:value="36.2857142857143" calcext:value-type="float">
            <text:p>36.2857142857143</text:p>
          </table:table-cell>
          <table:table-cell office:value-type="string" calcext:value-type="string">
            <text:p>PE + ano bio</text:p>
          </table:table-cell>
          <table:table-cell table:formula="of:=([.AE102]-[.U102])*7" office:value-type="float" office:value="3.00000000000001" calcext:value-type="float">
            <text:p>3.00000000000001</text:p>
          </table:table-cell>
          <table:table-cell table:number-columns-repeated="16338"/>
        </table:table-row>
        <table:table-row table:style-name="ro2">
          <table:table-cell table:style-name="ce6" office:value-type="float" office:value="522270" calcext:value-type="float">
            <text:p>522270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PE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GEM</text:p>
          </table:table-cell>
          <table:table-cell table:style-name="ce13" office:value-type="string" calcext:value-type="string">
            <text:p>PE</text:p>
          </table:table-cell>
          <table:table-cell table:style-name="ce13"/>
          <table:table-cell/>
          <table:table-cell table:formula="of:=34+5/7" office:value-type="float" office:value="34.7142857142857" calcext:value-type="float">
            <text:p>34.714285714285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/sem</text:p>
          </table:table-cell>
          <table:table-cell table:style-name="ce13" office:value-type="string" calcext:value-type="string">
            <text:p>RCIU</text:p>
          </table:table-cell>
          <table:table-cell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table:style-name="ce25" office:value-type="string" calcext:value-type="string">
            <text:p>1 a 3</text:p>
          </table:table-cell>
          <table:table-cell office:value-type="string" calcext:value-type="string">
            <text:p>PE</text:p>
          </table:table-cell>
          <table:table-cell table:formula="of:=35+2/7" office:value-type="float" office:value="35.2857142857143" calcext:value-type="float">
            <text:p>35.2857142857143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rgences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3" office:value-type="string" calcext:value-type="string">
            <text:p>RCIU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table:style-name="ce25" office:value-type="string" calcext:value-type="string">
            <text:p>1 a 3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TIU</text:p>
          </table:table-cell>
          <table:table-cell office:value-type="string" calcext:value-type="string">
            <text:p>NC</text:p>
          </table:table-cell>
          <table:table-cell table:number-columns-repeated="16338"/>
        </table:table-row>
        <table:table-row table:style-name="ro2">
          <table:table-cell table:style-name="ce6" office:value-type="float" office:value="518247" calcext:value-type="float">
            <text:p>518247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P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string" calcext:value-type="string">
            <text:p>RCIU</text:p>
          </table:table-cell>
          <table:table-cell table:formula="of:=33+4/7" office:value-type="float" office:value="33.5714285714286" calcext:value-type="float">
            <text:p>33.571428571428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/sem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PE</text:p>
          </table:table-cell>
          <table:table-cell table:formula="of:=35+4/7" office:value-type="float" office:value="35.5714285714286" calcext:value-type="float">
            <text:p>35.5714285714286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W spont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RCIU</text:p>
          </table:table-cell>
          <table:table-cell table:style-name="ce13" office:value-type="string" calcext:value-type="string">
            <text:p>Bithérapie</text:p>
          </table:table-cell>
          <table:table-cell table:style-name="ce13" office:value-type="string" calcext:value-type="string">
            <text:p>patho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W spont</text:p>
          </table:table-cell>
          <table:table-cell table:formula="of:=35+4/7" office:value-type="float" office:value="35.5714285714286" calcext:value-type="float">
            <text:p>35.5714285714286</text:p>
          </table:table-cell>
          <table:table-cell/>
          <table:table-cell table:formula="of:=([.AE104]-[.U104])*7" office:value-type="float" office:value="0" calcext:value-type="float">
            <text:p>0</text:p>
          </table:table-cell>
          <table:table-cell table:number-columns-repeated="16338"/>
        </table:table-row>
        <table:table-row table:style-name="ro2">
          <table:table-cell table:style-name="ce4" office:value-type="float" office:value="530666" calcext:value-type="float">
            <text:p>530666</text:p>
          </table:table-cell>
          <table:table-cell table:style-name="ce12" office:value-type="string" calcext:value-type="string">
            <text:p>argenteuil</text:p>
          </table:table-cell>
          <table:table-cell office:value-type="string" calcext:value-type="string">
            <text:p>P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MFIU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1 a 3</text:p>
          </table:table-cell>
          <table:table-cell office:value-type="string" calcext:value-type="string">
            <text:p>PE sur ajouté</text:p>
          </table:table-cell>
          <table:table-cell table:formula="of:=36+6/7" office:value-type="float" office:value="36.8571428571429" calcext:value-type="float">
            <text:p>36.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decl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</text:p>
          </table:table-cell>
          <table:table-cell table:formula="of:=([.AE105]-[.U105])*7" office:value-type="float" office:value="1.00000000000002" calcext:value-type="float">
            <text:p>1.00000000000002</text:p>
          </table:table-cell>
          <table:table-cell table:number-columns-repeated="16338"/>
        </table:table-row>
        <table:table-row table:style-name="ro2">
          <table:table-cell office:value-type="float" office:value="155478" calcext:value-type="float">
            <text:p>155478</text:p>
          </table:table-cell>
          <table:table-cell office:value-type="string" calcext:value-type="string">
            <text:p>DELAFONTAINE</text:p>
          </table:table-cell>
          <table:table-cell office:value-type="string" calcext:value-type="string">
            <text:p>HTAc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table:style-name="ce13"/>
          <table:table-cell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trithérapie</text:p>
          </table:table-cell>
          <table:table-cell table:style-name="ce13" office:value-type="string" calcext:value-type="string">
            <text:p>patho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PE sur ajouté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rgenc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trithérapie</text:p>
          </table:table-cell>
          <table:table-cell office:value-type="string" calcext:value-type="string">
            <text:p>patho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HT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E</text:p>
          </table:table-cell>
          <table:table-cell table:formula="of:=([.AE106]-[.U106])*7" office:value-type="float" office:value="7" calcext:value-type="float">
            <text:p>7</text:p>
          </table:table-cell>
          <table:table-cell table:number-columns-repeated="16338"/>
        </table:table-row>
        <table:table-row table:style-name="ro2">
          <table:table-cell table:style-name="ce6" office:value-type="float" office:value="527122" calcext:value-type="float">
            <text:p>527122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HTAc + PE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table:number-columns-repeated="2"/>
          <table:table-cell table:formula="of:=21+6/7" office:value-type="float" office:value="21.8571428571429" calcext:value-type="float">
            <text:p>21.85714285714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PE sur ajouté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CIU</text:p>
          </table:table-cell>
          <table:table-cell office:value-type="string" calcext:value-type="string">
            <text:p>urgences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RCIU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RCIU</text:p>
          </table:table-cell>
          <table:table-cell table:formula="of:=26+4/7" office:value-type="float" office:value="26.5714285714286" calcext:value-type="float">
            <text:p>26.5714285714286</text:p>
          </table:table-cell>
          <table:table-cell office:value-type="string" calcext:value-type="string">
            <text:p>ARCF</text:p>
          </table:table-cell>
          <table:table-cell table:formula="of:=([.AE107]-[.U107])*7" office:value-type="float" office:value="4.00000000000001" calcext:value-type="float">
            <text:p>4.00000000000001</text:p>
          </table:table-cell>
          <table:table-cell table:number-columns-repeated="16338"/>
        </table:table-row>
        <table:table-row table:style-name="ro2">
          <table:table-cell table:style-name="ce6" office:value-type="float" office:value="528617" calcext:value-type="float">
            <text:p>528617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P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AG</text:p>
          </table:table-cell>
          <table:table-cell office:value-type="string" calcext:value-type="string">
            <text:p>DGID</text:p>
          </table:table-cell>
          <table:table-cell table:style-name="ce13" office:value-type="string" calcext:value-type="string">
            <text:p>Nephropathie</text:p>
          </table:table-cell>
          <table:table-cell table:formula="of:=27+3/7" office:value-type="float" office:value="27.4285714285714" calcext:value-type="float">
            <text:p>27.42857142857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PE sur ajouté</text:p>
          </table:table-cell>
          <table:table-cell table:formula="of:=27+3/7" office:value-type="float" office:value="27.4285714285714" calcext:value-type="float">
            <text:p>27.428571428571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rgences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monothérapie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HTA</text:p>
          </table:table-cell>
          <table:table-cell table:formula="of:=28+5/7" office:value-type="float" office:value="28.7142857142857" calcext:value-type="float">
            <text:p>28.7142857142857</text:p>
          </table:table-cell>
          <table:table-cell office:value-type="string" calcext:value-type="string">
            <text:p>ARCF</text:p>
          </table:table-cell>
          <table:table-cell table:formula="of:=([.AE108]-[.U108])*7" office:value-type="float" office:value="9.00000000000002" calcext:value-type="float">
            <text:p>9.00000000000002</text:p>
          </table:table-cell>
          <table:table-cell table:number-columns-repeated="16338"/>
        </table:table-row>
        <table:table-row table:style-name="ro2">
          <table:table-cell table:style-name="ce6" office:value-type="float" office:value="514032" calcext:value-type="float">
            <text:p>514032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HTAc + P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Ag</text:p>
          </table:table-cell>
          <table:table-cell office:value-type="string" calcext:value-type="string">
            <text:p>DGID</text:p>
          </table:table-cell>
          <table:table-cell/>
          <table:table-cell table:formula="of:=36+2/7" office:value-type="float" office:value="36.2857142857143" calcext:value-type="float">
            <text:p>36.285714285714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tr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PE sur ajouté</text:p>
          </table:table-cell>
          <table:table-cell table:formula="of:=36+6/7" office:value-type="float" office:value="36.8571428571429" calcext:value-type="float">
            <text:p>36.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decl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</text:p>
          </table:table-cell>
          <table:table-cell table:formula="of:=([.AE109]-[.U109])*7" office:value-type="float" office:value="1.00000000000002" calcext:value-type="float">
            <text:p>1.00000000000002</text:p>
          </table:table-cell>
          <table:table-cell table:number-columns-repeated="16338"/>
        </table:table-row>
        <table:table-row table:style-name="ro2">
          <table:table-cell table:style-name="ce6" office:value-type="float" office:value="526788" calcext:value-type="float">
            <text:p>526788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HTAc + PE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25+4/7" office:value-type="float" office:value="25.5714285714286" calcext:value-type="float">
            <text:p>25.571428571428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PE sur ajouté</text:p>
          </table:table-cell>
          <table:table-cell table:formula="of:=36+6/7" office:value-type="float" office:value="36.8571428571429" calcext:value-type="float">
            <text:p>36.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decl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</text:p>
          </table:table-cell>
          <table:table-cell table:formula="of:=([.AE110]-[.U110])*7" office:value-type="float" office:value="1.00000000000002" calcext:value-type="float">
            <text:p>1.00000000000002</text:p>
          </table:table-cell>
          <table:table-cell table:number-columns-repeated="16338"/>
        </table:table-row>
        <table:table-row table:style-name="ro2">
          <table:table-cell table:style-name="ce6" office:value-type="float" office:value="523846" calcext:value-type="float">
            <text:p>523846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HTAc + P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CIU</text:p>
          </table:table-cell>
          <table:table-cell table:number-columns-repeated="2"/>
          <table:table-cell table:formula="of:=33+1/7" office:value-type="float" office:value="33.1428571428571" calcext:value-type="float">
            <text:p>33.142857142857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/sem</text:p>
          </table:table-cell>
          <table:table-cell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PE sur ajouté</text:p>
          </table:table-cell>
          <table:table-cell table:formula="of:=37+1/7" office:value-type="float" office:value="37.1428571428571" calcext:value-type="float">
            <text:p>37.142857142857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declt</text:p>
          </table:table-cell>
          <table:table-cell table:formula="of:=37+2/7" office:value-type="float" office:value="37.2857142857143" calcext:value-type="float">
            <text:p>37.2857142857143</text:p>
          </table:table-cell>
          <table:table-cell office:value-type="string" calcext:value-type="string">
            <text:p>PE</text:p>
          </table:table-cell>
          <table:table-cell table:formula="of:=([.AE111]-[.U111])*7" office:value-type="float" office:value="0.999999999999972" calcext:value-type="float">
            <text:p>0.999999999999972</text:p>
          </table:table-cell>
          <table:table-cell table:number-columns-repeated="16338"/>
        </table:table-row>
        <table:table-row table:style-name="ro2">
          <table:table-cell table:style-name="ce6" office:value-type="float" office:value="257038" calcext:value-type="float">
            <text:p>257038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HTAc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MA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T2</text:p>
          </table:table-cell>
          <table:table-cell/>
          <table:table-cell table:formula="of:=25+5/7" office:value-type="float" office:value="25.7142857142857" calcext:value-type="float">
            <text:p>25.714285714285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3-1</text:p>
          </table:table-cell>
          <table:table-cell office:value-type="string" calcext:value-type="string">
            <text:p>PE sur ajouté</text:p>
          </table:table-cell>
          <table:table-cell table:formula="of:=37+6/7" office:value-type="float" office:value="37.8571428571429" calcext:value-type="float">
            <text:p>37.857142857142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eclt prog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table:style-name="ce13" office:value-type="string" calcext:value-type="string">
            <text:p>patho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ecl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E</text:p>
          </table:table-cell>
          <table:table-cell table:formula="of:=([.AE112]-[.U112])*7" office:value-type="float" office:value="1.00000000000002" calcext:value-type="float">
            <text:p>1.00000000000002</text:p>
          </table:table-cell>
          <table:table-cell table:number-columns-repeated="16338"/>
        </table:table-row>
        <table:table-row table:style-name="ro2">
          <table:table-cell table:style-name="ce6" office:value-type="float" office:value="529934" calcext:value-type="float">
            <text:p>529934</text:p>
          </table:table-cell>
          <table:table-cell table:style-name="ce6" office:value-type="string" calcext:value-type="string">
            <text:p>pontoise</text:p>
          </table:table-cell>
          <table:table-cell office:value-type="string" calcext:value-type="string">
            <text:p>PE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ontané</text:p>
          </table:table-cell>
          <table:table-cell office:value-type="string" calcext:value-type="string">
            <text:p>BIBI</text:p>
          </table:table-cell>
          <table:table-cell table:number-columns-repeated="3"/>
          <table:table-cell table:formula="of:=33+5/7" office:value-type="float" office:value="33.7142857142857" calcext:value-type="float">
            <text:p>33.714285714285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/sem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1 a 3</text:p>
          </table:table-cell>
          <table:table-cell office:value-type="string" calcext:value-type="string">
            <text:p>PE sur ajouté</text:p>
          </table:table-cell>
          <table:table-cell table:formula="of:=35+1/7" office:value-type="float" office:value="35.1428571428571" calcext:value-type="float">
            <text:p>35.142857142857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W spont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eutrophe</text:p>
          </table:table-cell>
          <table:table-cell office:value-type="string" calcext:value-type="string">
            <text:p>monothérap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1 a 3</text:p>
          </table:table-cell>
          <table:table-cell office:value-type="string" calcext:value-type="string">
            <text:p>W spont</text:p>
          </table:table-cell>
          <table:table-cell table:formula="of:=35+1/7" office:value-type="float" office:value="35.1428571428571" calcext:value-type="float">
            <text:p>35.1428571428571</text:p>
          </table:table-cell>
          <table:table-cell/>
          <table:table-cell table:formula="of:=([.AE113]-[.U113])*7" office:value-type="float" office:value="0" calcext:value-type="float">
            <text:p>0</text:p>
          </table:table-cell>
          <table:table-cell table:number-columns-repeated="16338"/>
        </table:table-row>
        <table:table-row table:style-name="ro2">
          <table:table-cell table:style-name="ce10" table:number-columns-repeated="3"/>
          <table:table-cell table:style-name="ce16"/>
          <table:table-cell table:style-name="ce19"/>
          <table:table-cell table:style-name="ce20"/>
          <table:table-cell table:style-name="ce10" table:number-columns-repeated="2"/>
          <table:table-cell table:style-name="Default" table:number-columns-repeated="3"/>
          <table:table-cell table:style-name="ce10" table:number-columns-repeated="21"/>
          <table:table-cell table:style-name="Default"/>
          <table:table-cell table:number-columns-repeated="16338"/>
        </table:table-row>
        <table:table-row table:style-name="ro2">
          <table:table-cell table:style-name="Default" table:number-columns-repeated="3"/>
          <table:table-cell table:style-name="ce16"/>
          <table:table-cell table:style-name="ce20"/>
          <table:table-cell table:style-name="ce19"/>
          <table:table-cell table:style-name="Default" table:number-columns-repeated="27"/>
          <table:table-cell table:number-columns-repeated="16338"/>
        </table:table-row>
      </table:table>
      <table:table table:name="bnom" table:style-name="ta2">
        <office:forms form:automatic-focus="false" form:apply-design-mode="false"/>
        <table:table-column table:style-name="co30" table:number-columns-repeated="2" table:default-cell-style-name="Default"/>
        <table:table-row table:style-name="ro5">
          <table:table-cell office:value-type="string" calcext:value-type="string">
            <text:p>code</text:p>
          </table:table-cell>
          <table:table-cell office:value-type="string" calcext:value-type="string">
            <text:p>nom</text:p>
          </table:table-cell>
        </table:table-row>
        <table:table-row table:style-name="ro5">
          <table:table-cell table:number-columns-repeated="2" table:style-name="ce1" office:value-type="string" calcext:value-type="string">
            <text:p>IPP</text:p>
          </table:table-cell>
        </table:table-row>
        <table:table-row table:style-name="ro5">
          <table:table-cell table:style-name="ce11" office:value-type="string" calcext:value-type="string">
            <text:p>mater origine</text:p>
          </table:table-cell>
          <table:table-cell table:style-name="ce11" office:value-type="string" calcext:value-type="string">
            <text:p>Maternité d’origine</text:p>
          </table:table-cell>
        </table:table-row>
        <table:table-row table:style-name="ro5">
          <table:table-cell table:style-name="ce11" office:value-type="string" calcext:value-type="string">
            <text:p>patho prescription</text:p>
          </table:table-cell>
          <table:table-cell table:style-name="ce11" office:value-type="string" calcext:value-type="string">
            <text:p>Pathologie selon la prescription</text:p>
          </table:table-cell>
        </table:table-row>
        <table:table-row table:style-name="ro5">
          <table:table-cell table:style-name="ce14" office:value-type="string" calcext:value-type="string">
            <text:p>age <text:s/>DDG</text:p>
          </table:table-cell>
          <table:table-cell table:style-name="ce14" office:value-type="string" calcext:value-type="string">
            <text:p>Âge au DDG</text:p>
          </table:table-cell>
        </table:table-row>
        <table:table-row table:style-name="ro5">
          <table:table-cell table:style-name="ce14" office:value-type="string" calcext:value-type="string">
            <text:p>parité</text:p>
          </table:table-cell>
          <table:table-cell table:style-name="ce14" office:value-type="string" calcext:value-type="string">
            <text:p>Parité</text:p>
          </table:table-cell>
        </table:table-row>
        <table:table-row table:style-name="ro5">
          <table:table-cell table:number-columns-repeated="2" table:style-name="ce14" office:value-type="string" calcext:value-type="string">
            <text:p>IMC</text:p>
          </table:table-cell>
        </table:table-row>
        <table:table-row table:style-name="ro5">
          <table:table-cell table:style-name="ce14" office:value-type="string" calcext:value-type="string">
            <text:p>spont/PMA</text:p>
          </table:table-cell>
          <table:table-cell table:style-name="ce14" office:value-type="string" calcext:value-type="string">
            <text:p>PMA/spontanée</text:p>
          </table:table-cell>
        </table:table-row>
        <table:table-row table:style-name="ro5">
          <table:table-cell table:style-name="ce14" office:value-type="string" calcext:value-type="string">
            <text:p>gem</text:p>
          </table:table-cell>
          <table:table-cell table:style-name="ce14" office:value-type="string" calcext:value-type="string">
            <text:p>Géméllarité</text:p>
          </table:table-cell>
        </table:table-row>
        <table:table-row table:style-name="ro5">
          <table:table-cell table:number-columns-repeated="2" table:style-name="ce14" office:value-type="string" calcext:value-type="string">
            <text:p>ATCD </text:p>
          </table:table-cell>
        </table:table-row>
        <table:table-row table:style-name="ro5">
          <table:table-cell table:style-name="ce14" office:value-type="string" calcext:value-type="string">
            <text:p>Diabete</text:p>
          </table:table-cell>
          <table:table-cell table:style-name="ce14" office:value-type="string" calcext:value-type="string">
            <text:p>Diabète</text:p>
          </table:table-cell>
        </table:table-row>
        <table:table-row table:style-name="ro5">
          <table:table-cell table:style-name="ce14" office:value-type="string" calcext:value-type="string">
            <text:p>patho associé</text:p>
          </table:table-cell>
          <table:table-cell table:style-name="ce14" office:value-type="string" calcext:value-type="string">
            <text:p>Pathologies associées</text:p>
          </table:table-cell>
        </table:table-row>
        <table:table-row table:style-name="ro5">
          <table:table-cell table:style-name="ce21" office:value-type="string" calcext:value-type="string">
            <text:p>terme entrée</text:p>
          </table:table-cell>
          <table:table-cell table:style-name="ce21" office:value-type="string" calcext:value-type="string">
            <text:p>Terme d'entrée</text:p>
          </table:table-cell>
        </table:table-row>
        <table:table-row table:style-name="ro5">
          <table:table-cell table:number-columns-repeated="2" table:style-name="ce21" office:value-type="string" calcext:value-type="string">
            <text:p>nb RCF</text:p>
          </table:table-cell>
        </table:table-row>
        <table:table-row table:style-name="ro5">
          <table:table-cell table:number-columns-repeated="2" table:style-name="ce21" office:value-type="string" calcext:value-type="string">
            <text:p>nb EF</text:p>
          </table:table-cell>
        </table:table-row>
        <table:table-row table:style-name="ro5">
          <table:table-cell table:number-columns-repeated="2" table:style-name="ce21" office:value-type="string" calcext:value-type="string">
            <text:p>nb BVR</text:p>
          </table:table-cell>
        </table:table-row>
        <table:table-row table:style-name="ro5">
          <table:table-cell table:style-name="ce22" office:value-type="string" calcext:value-type="string">
            <text:p>echo entrée</text:p>
          </table:table-cell>
          <table:table-cell table:style-name="ce22" office:value-type="string" calcext:value-type="string">
            <text:p>Écho d’entrée</text:p>
          </table:table-cell>
        </table:table-row>
        <table:table-row table:style-name="ro5">
          <table:table-cell table:style-name="ce22" office:value-type="string" calcext:value-type="string">
            <text:p>tt entrée</text:p>
          </table:table-cell>
          <table:table-cell table:style-name="ce22" office:value-type="string" calcext:value-type="string">
            <text:p>Traitement à l’entrée</text:p>
          </table:table-cell>
        </table:table-row>
        <table:table-row table:style-name="ro5">
          <table:table-cell table:style-name="ce22" office:value-type="string" calcext:value-type="string">
            <text:p>BVR entrée</text:p>
          </table:table-cell>
          <table:table-cell table:style-name="ce22" office:value-type="string" calcext:value-type="string">
            <text:p>BVR d’entrée</text:p>
          </table:table-cell>
        </table:table-row>
        <table:table-row table:style-name="ro5">
          <table:table-cell table:style-name="ce24" office:value-type="string" calcext:value-type="string">
            <text:p>prot entree</text:p>
          </table:table-cell>
          <table:table-cell table:style-name="ce24" office:value-type="string" calcext:value-type="string">
            <text:p>Protéinurie à l’entrée</text:p>
          </table:table-cell>
        </table:table-row>
        <table:table-row table:style-name="ro5">
          <table:table-cell table:style-name="ce22" office:value-type="string" calcext:value-type="string">
            <text:p>Classification patho</text:p>
          </table:table-cell>
          <table:table-cell table:style-name="ce22" office:value-type="string" calcext:value-type="string">
            <text:p>Classification pathologie</text:p>
          </table:table-cell>
        </table:table-row>
        <table:table-row table:style-name="ro5">
          <table:table-cell table:number-columns-repeated="2" table:style-name="ce26" office:value-type="string" calcext:value-type="string">
            <text:p>terme sortie</text:p>
          </table:table-cell>
        </table:table-row>
        <table:table-row table:style-name="ro5">
          <table:table-cell table:style-name="ce26" office:value-type="string" calcext:value-type="string">
            <text:p>ajout patho</text:p>
          </table:table-cell>
          <table:table-cell table:style-name="ce26" office:value-type="string" calcext:value-type="string">
            <text:p>Ajout pathologie</text:p>
          </table:table-cell>
        </table:table-row>
        <table:table-row table:style-name="ro5">
          <table:table-cell table:style-name="ce26" office:value-type="string" calcext:value-type="string">
            <text:p>issue</text:p>
          </table:table-cell>
          <table:table-cell table:style-name="ce26" office:value-type="string" calcext:value-type="string">
            <text:p>Issue</text:p>
          </table:table-cell>
        </table:table-row>
        <table:table-row table:style-name="ro5">
          <table:table-cell table:style-name="ce26" office:value-type="string" calcext:value-type="string">
            <text:p>durée HAD</text:p>
          </table:table-cell>
          <table:table-cell table:style-name="ce26" office:value-type="string" calcext:value-type="string">
            <text:p>Durée HAD</text:p>
          </table:table-cell>
        </table:table-row>
        <table:table-row table:style-name="ro6">
          <table:table-cell table:style-name="ce27" office:value-type="string" calcext:value-type="string">
            <text:p>NB evm intercurrents</text:p>
          </table:table-cell>
          <table:table-cell table:style-name="ce27" office:value-type="string" calcext:value-type="string">
            <text:p>Nb d’évènements intercurrents</text:p>
          </table:table-cell>
        </table:table-row>
        <table:table-row table:style-name="ro5">
          <table:table-cell table:style-name="ce26" office:value-type="string" calcext:value-type="string">
            <text:p>echo sortie</text:p>
          </table:table-cell>
          <table:table-cell table:style-name="ce26" office:value-type="string" calcext:value-type="string">
            <text:p>Écho sortie</text:p>
          </table:table-cell>
        </table:table-row>
        <table:table-row table:style-name="ro5">
          <table:table-cell table:style-name="ce26" office:value-type="string" calcext:value-type="string">
            <text:p>Tt sortie</text:p>
          </table:table-cell>
          <table:table-cell table:style-name="ce26" office:value-type="string" calcext:value-type="string">
            <text:p>Traitement sortie</text:p>
          </table:table-cell>
        </table:table-row>
        <table:table-row table:style-name="ro6">
          <table:table-cell table:number-columns-repeated="2" table:style-name="ce27" office:value-type="string" calcext:value-type="string">
            <text:p>BVR sortie</text:p>
          </table:table-cell>
        </table:table-row>
        <table:table-row table:style-name="ro6">
          <table:table-cell table:style-name="ce31" office:value-type="string" calcext:value-type="string">
            <text:p>prot sortie</text:p>
          </table:table-cell>
          <table:table-cell table:style-name="ce31" office:value-type="string" calcext:value-type="string">
            <text:p>protéinurie sortie</text:p>
          </table:table-cell>
        </table:table-row>
        <table:table-row table:style-name="ro6">
          <table:table-cell table:style-name="ce32" office:value-type="string" calcext:value-type="string">
            <text:p>motif rehospi</text:p>
          </table:table-cell>
          <table:table-cell table:style-name="ce32" office:value-type="string" calcext:value-type="string">
            <text:p>Motif <text:s/>réhospitalisation</text:p>
          </table:table-cell>
        </table:table-row>
        <table:table-row table:style-name="ro6">
          <table:table-cell table:style-name="ce32" office:value-type="string" calcext:value-type="string">
            <text:p>terme acc</text:p>
          </table:table-cell>
          <table:table-cell table:style-name="ce32" office:value-type="string" calcext:value-type="string">
            <text:p>Terme Accouchement</text:p>
          </table:table-cell>
        </table:table-row>
        <table:table-row table:style-name="ro6">
          <table:table-cell table:style-name="ce32" office:value-type="string" calcext:value-type="string">
            <text:p>motif declenchement</text:p>
          </table:table-cell>
          <table:table-cell table:style-name="ce32" office:value-type="string" calcext:value-type="string">
            <text:p>Motif declenchement</text:p>
          </table:table-cell>
        </table:table-row>
        <table:table-row table:style-name="ro6">
          <table:table-cell table:style-name="ce32" office:value-type="string" calcext:value-type="string">
            <text:p>delai hosp/acc</text:p>
          </table:table-cell>
          <table:table-cell table:style-name="ce32" office:value-type="string" calcext:value-type="string">
            <text:p>Délai hospitalisation/acc</text:p>
          </table:table-cell>
        </table:table-row>
        <table:table-row table:style-name="ro5" table:number-rows-repeated="1048541">
          <table:table-cell table:number-columns-repeated="2"/>
        </table:table-row>
        <table:table-row table:style-name="ro5">
          <table:table-cell table:number-columns-repeated="2"/>
        </table:table-row>
      </table:table>
      <table:named-expressions/>
      <table:database-ranges>
        <table:database-range table:name="__Anonymous_Sheet_DB__0" table:target-range-address="tableau.A1:tableau.AG113" table:display-filter-buttons="true" table:orientation="column">
          <table:sort>
            <table:sort-by table:field-number="0" table:data-type="UserList33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la" number:country="VA">€</number:currency-symbol>
      <number:text> </number:text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la" number:country="VA">€</number:currency-symbol>
      <number:text> </number:text>
      <number:number number:decimal-places="2" number:min-decimal-places="2" number:min-integer-digits="1" number:grouping="true"/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date-style style:name="N134">
      <number:month/>
      <number:text>/</number:text>
      <number:day/>
      <number:text>/</number:text>
      <number:year number:style="long"/>
    </number:date-style>
    <number:date-style style:name="N135">
      <number:day/>
      <number:text>-</number:text>
      <number:month number:textual="true"/>
      <number:text>-</number:text>
      <number:year/>
    </number:date-style>
    <number:date-style style:name="N136">
      <number:day/>
      <number:text>-</number:text>
      <number:month number:textual="true"/>
    </number:date-style>
    <number:date-style style:name="N137">
      <number:month number:textual="true"/>
      <number:text>-</number:text>
      <number:year/>
    </number:date-style>
    <number:time-style style:name="N138">
      <number:hours/>
      <number:text>:</number:text>
      <number:minutes number:style="long"/>
      <number:text> </number:text>
      <number:am-pm/>
    </number:time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0">
      <number:hours/>
      <number:text>:</number:text>
      <number:minutes number:style="long"/>
    </number:time-style>
    <number:time-style style:name="N141">
      <number:hours/>
      <number:text>:</number:text>
      <number:minutes number:style="long"/>
      <number:text>:</number:text>
      <number:seconds number:style="long"/>
    </number:time-style>
    <number:date-style style:name="N14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5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 loext:blank-width-char="("> </number:text>
      <number:fill-character> </number:fill-character>
      <number:text loext:blank-width-char=")1">- </number:text>
    </number:number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46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6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6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7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8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8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8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WorksheetAlignementStyl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>
        <loext:border-bottom-complex-color loext:theme-type="accent1" loext:color-type="theme"/>
      </style:table-cell-properties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2" loext:color-type="theme"/>
      </style:text-properties>
    </style:style>
    <style:style style:name="ConditionalStyle_5f_1" style:display-name="ConditionalStyle_1" style:family="table-cell" style:parent-style-name="Default">
      <style:table-cell-properties fo:background-color="#00b050"/>
      <style:text-properties fo:color="#ffffff">
        <loext:char-complex-color loext:theme-type="light1" loext:color-type="theme"/>
      </style:text-properties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nquete_20_perinat_20_2021" style:display-name="PageStyle_enquete perinat 202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leau_20_patho" style:display-name="PageStyle_tableau patho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opulation" style:display-name="PageStyle_popula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CF7" style:display-name="PageStyle_RCF7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E" style:display-name="PageStyle_P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CF3" style:display-name="PageStyle_RCF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CF2" style:display-name="PageStyle_RCF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TAG" style:display-name="PageStyle_HTA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TAC" style:display-name="PageStyle_HTAC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leau" style:display-name="PageStyle_tableau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andrine GUENEAU</meta:initial-creator>
    <dc:creator>Philippe MICHEL</dc:creator>
    <meta:creation-date>2024-12-30T20:54:34</meta:creation-date>
    <dc:date>2025-05-02T18:40:59.785631664</dc:date>
    <meta:generator>LibreOffice/25.2.2.2$Linux_X86_64 LibreOffice_project/520$Build-2</meta:generator>
    <meta:editing-duration>PT4H35M46S</meta:editing-duration>
    <meta:editing-cycles>15</meta:editing-cycles>
    <meta:document-statistic meta:table-count="2" meta:cell-count="3482" meta:object-count="0"/>
    <meta:user-defined meta:name="AppVersion">16.0300</meta:user-defined>
    <meta:user-defined meta:name="Company">Fondation Sante Service</meta:user-defined>
  </office:meta>
</office:document-meta>
</file>